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VM_User_cpu_0</text:p>
          </table:table-cell>
          <table:table-cell office:value-type="string">
            <text:p>VM_User_cpu_1</text:p>
          </table:table-cell>
          <table:table-cell office:value-type="string">
            <text:p>VM_User_cpu_2</text:p>
          </table:table-cell>
          <table:table-cell office:value-type="string">
            <text:p>VM_User_cpu_3</text:p>
          </table:table-cell>
          <table:table-cell office:value-type="string">
            <text:p>VM_User_cpu_4</text:p>
          </table:table-cell>
          <table:table-cell office:value-type="string">
            <text:p>VM_User_cpu_5</text:p>
          </table:table-cell>
          <table:table-cell>
            <draw:frame table:end-cell-address="Sheet1.S50" table:end-x="0.042cm" table:end-y="0.107cm" draw:z-index="0" draw:style-name="gr1" svg:width="27.039cm" svg:height="22.05cm" svg:x="0.101cm" svg:y="0.1cm">
              <draw:object draw:notify-on-update-of-ranges="Sheet1.A1:Sheet1.A1 Sheet1.A2:Sheet1.A1001 Sheet1.B1:Sheet1.B1 Sheet1.B2:Sheet1.B1001 Sheet1.C1:Sheet1.C1 Sheet1.C2:Sheet1.C1001 Sheet1.D1:Sheet1.D1 Sheet1.D2:Sheet1.D1001 Sheet1.E1:Sheet1.E1 Sheet1.E2:Sheet1.E1001 Sheet1.F1:Sheet1.F1 Sheet1.F2:Sheet1.F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88">
            <text:p>200188</text:p>
          </table:table-cell>
          <table:table-cell office:value-type="float" office:value="200176">
            <text:p>20017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300">
            <text:p>22730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81400">
            <text:p>28140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25816">
            <text:p>225816</text:p>
          </table:table-cell>
          <table:table-cell office:value-type="float" office:value="200052">
            <text:p>200052</text:p>
          </table:table-cell>
          <table:table-cell office:value-type="float" office:value="235320">
            <text:p>235320</text:p>
          </table:table-cell>
          <table:table-cell office:value-type="float" office:value="200052">
            <text:p>200052</text:p>
          </table:table-cell>
          <table:table-cell office:value-type="float" office:value="226920">
            <text:p>2269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8">
            <text:p>200148</text:p>
          </table:table-cell>
          <table:table-cell office:value-type="float" office:value="226220">
            <text:p>226220</text:p>
          </table:table-cell>
          <table:table-cell office:value-type="float" office:value="208704">
            <text:p>208704</text:p>
          </table:table-cell>
          <table:table-cell office:value-type="float" office:value="225228">
            <text:p>225228</text:p>
          </table:table-cell>
          <table:table-cell office:value-type="float" office:value="200128">
            <text:p>200128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 office:value-type="float" office:value="200116">
            <text:p>200116</text:p>
          </table:table-cell>
          <table:table-cell office:value-type="float" office:value="200164">
            <text:p>200164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7724">
            <text:p>227724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32956">
            <text:p>23295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36">
            <text:p>2001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5744">
            <text:p>225744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476">
            <text:p>22647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26188">
            <text:p>226188</text:p>
          </table:table-cell>
          <table:table-cell office:value-type="float" office:value="200056">
            <text:p>200056</text:p>
          </table:table-cell>
          <table:table-cell office:value-type="float" office:value="276116">
            <text:p>27611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 office:value-type="float" office:value="200052">
            <text:p>200052</text:p>
          </table:table-cell>
          <table:table-cell office:value-type="float" office:value="200284">
            <text:p>20028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072">
            <text:p>22607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896">
            <text:p>22489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52">
            <text:p>2001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028">
            <text:p>226028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34180">
            <text:p>234180</text:p>
          </table:table-cell>
          <table:table-cell office:value-type="float" office:value="226580">
            <text:p>226580</text:p>
          </table:table-cell>
          <table:table-cell office:value-type="float" office:value="1142936">
            <text:p>1142936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26212">
            <text:p>226212</text:p>
          </table:table-cell>
          <table:table-cell office:value-type="float" office:value="200056">
            <text:p>200056</text:p>
          </table:table-cell>
          <table:table-cell office:value-type="float" office:value="200096">
            <text:p>200096</text:p>
          </table:table-cell>
          <table:table-cell office:value-type="float" office:value="200132">
            <text:p>200132</text:p>
          </table:table-cell>
          <table:table-cell office:value-type="float" office:value="200192">
            <text:p>20019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40712">
            <text:p>24071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232">
            <text:p>20023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24324">
            <text:p>224324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32">
            <text:p>20013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516">
            <text:p>22551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5868">
            <text:p>22586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884">
            <text:p>226884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52">
            <text:p>200152</text:p>
          </table:table-cell>
          <table:table-cell office:value-type="float" office:value="226296">
            <text:p>226296</text:p>
          </table:table-cell>
          <table:table-cell office:value-type="float" office:value="200056">
            <text:p>200056</text:p>
          </table:table-cell>
          <table:table-cell office:value-type="float" office:value="200084">
            <text:p>200084</text:p>
          </table:table-cell>
          <table:table-cell office:value-type="float" office:value="200052">
            <text:p>200052</text:p>
          </table:table-cell>
          <table:table-cell office:value-type="float" office:value="227164">
            <text:p>2271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10852">
            <text:p>21085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24292">
            <text:p>22429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324">
            <text:p>2273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5884">
            <text:p>225884</text:p>
          </table:table-cell>
          <table:table-cell office:value-type="float" office:value="226424">
            <text:p>226424</text:p>
          </table:table-cell>
          <table:table-cell office:value-type="float" office:value="200056">
            <text:p>200056</text:p>
          </table:table-cell>
          <table:table-cell office:value-type="float" office:value="226520">
            <text:p>226520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00156">
            <text:p>200156</text:p>
          </table:table-cell>
          <table:table-cell office:value-type="float" office:value="200052">
            <text:p>200052</text:p>
          </table:table-cell>
          <table:table-cell office:value-type="float" office:value="200088">
            <text:p>200088</text:p>
          </table:table-cell>
          <table:table-cell office:value-type="float" office:value="200056">
            <text:p>200056</text:p>
          </table:table-cell>
          <table:table-cell office:value-type="float" office:value="226672">
            <text:p>22667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80">
            <text:p>20018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4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4820">
            <text:p>22482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556">
            <text:p>2265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5664">
            <text:p>225664</text:p>
          </table:table-cell>
          <table:table-cell office:value-type="float" office:value="226164">
            <text:p>226164</text:p>
          </table:table-cell>
          <table:table-cell office:value-type="float" office:value="200056">
            <text:p>200056</text:p>
          </table:table-cell>
          <table:table-cell office:value-type="float" office:value="225240">
            <text:p>225240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160">
            <text:p>200160</text:p>
          </table:table-cell>
          <table:table-cell office:value-type="float" office:value="200048">
            <text:p>200048</text:p>
          </table:table-cell>
          <table:table-cell office:value-type="float" office:value="209804">
            <text:p>209804</text:p>
          </table:table-cell>
          <table:table-cell office:value-type="float" office:value="200056">
            <text:p>200056</text:p>
          </table:table-cell>
          <table:table-cell office:value-type="float" office:value="226220">
            <text:p>22622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72">
            <text:p>200072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5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348">
            <text:p>2243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052">
            <text:p>226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26432">
            <text:p>2264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25100">
            <text:p>225100</text:p>
          </table:table-cell>
          <table:table-cell office:value-type="float" office:value="200052">
            <text:p>200052</text:p>
          </table:table-cell>
          <table:table-cell office:value-type="float" office:value="227428">
            <text:p>227428</text:p>
          </table:table-cell>
          <table:table-cell office:value-type="float" office:value="200132">
            <text:p>2001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7908">
            <text:p>207908</text:p>
          </table:table-cell>
          <table:table-cell office:value-type="float" office:value="200056">
            <text:p>200056</text:p>
          </table:table-cell>
          <table:table-cell office:value-type="float" office:value="200084">
            <text:p>200084</text:p>
          </table:table-cell>
          <table:table-cell office:value-type="float" office:value="200052">
            <text:p>200052</text:p>
          </table:table-cell>
          <table:table-cell office:value-type="float" office:value="226360">
            <text:p>2263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44">
            <text:p>200144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616">
            <text:p>22461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32">
            <text:p>20013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32132">
            <text:p>23213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26524">
            <text:p>2265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69656">
            <text:p>269656</text:p>
          </table:table-cell>
          <table:table-cell office:value-type="float" office:value="200052">
            <text:p>200052</text:p>
          </table:table-cell>
          <table:table-cell office:value-type="float" office:value="200072">
            <text:p>200072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208">
            <text:p>20020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248">
            <text:p>22624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40">
            <text:p>20014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5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680">
            <text:p>22468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26976">
            <text:p>22697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652">
            <text:p>226652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816">
            <text:p>22681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33388">
            <text:p>233388</text:p>
          </table:table-cell>
          <table:table-cell office:value-type="float" office:value="200064">
            <text:p>200064</text:p>
          </table:table-cell>
          <table:table-cell office:value-type="float" office:value="200084">
            <text:p>200084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440">
            <text:p>22644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312">
            <text:p>224312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788">
            <text:p>22678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5860">
            <text:p>225860</text:p>
          </table:table-cell>
          <table:table-cell office:value-type="float" office:value="226424">
            <text:p>226424</text:p>
          </table:table-cell>
          <table:table-cell office:value-type="float" office:value="200056">
            <text:p>200056</text:p>
          </table:table-cell>
          <table:table-cell office:value-type="float" office:value="226292">
            <text:p>22629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60">
            <text:p>200160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 office:value-type="float" office:value="200076">
            <text:p>200076</text:p>
          </table:table-cell>
          <table:table-cell office:value-type="float" office:value="200052">
            <text:p>200052</text:p>
          </table:table-cell>
          <table:table-cell office:value-type="float" office:value="226204">
            <text:p>226204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8">
            <text:p>20006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3408">
            <text:p>223408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556">
            <text:p>2265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86344">
            <text:p>286344</text:p>
          </table:table-cell>
          <table:table-cell office:value-type="float" office:value="226312">
            <text:p>226312</text:p>
          </table:table-cell>
          <table:table-cell office:value-type="float" office:value="207840">
            <text:p>207840</text:p>
          </table:table-cell>
          <table:table-cell office:value-type="float" office:value="226836">
            <text:p>22683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836">
            <text:p>200836</text:p>
          </table:table-cell>
          <table:table-cell office:value-type="float" office:value="200128">
            <text:p>200128</text:p>
          </table:table-cell>
          <table:table-cell office:value-type="float" office:value="200104">
            <text:p>200104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 office:value-type="float" office:value="226304">
            <text:p>226304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5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240">
            <text:p>22524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35316">
            <text:p>23531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460">
            <text:p>2264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00">
            <text:p>226300</text:p>
          </table:table-cell>
          <table:table-cell office:value-type="float" office:value="200056">
            <text:p>200056</text:p>
          </table:table-cell>
          <table:table-cell office:value-type="float" office:value="226308">
            <text:p>226308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72">
            <text:p>200072</text:p>
          </table:table-cell>
          <table:table-cell office:value-type="float" office:value="200052">
            <text:p>200052</text:p>
          </table:table-cell>
          <table:table-cell office:value-type="float" office:value="224868">
            <text:p>22486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11208">
            <text:p>21120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200">
            <text:p>20020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24840">
            <text:p>2248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7356">
            <text:p>2273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484">
            <text:p>22648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472">
            <text:p>226472</text:p>
          </table:table-cell>
          <table:table-cell office:value-type="float" office:value="200056">
            <text:p>200056</text:p>
          </table:table-cell>
          <table:table-cell office:value-type="float" office:value="226908">
            <text:p>226908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27400">
            <text:p>22740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4348">
            <text:p>2243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20">
            <text:p>20012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456">
            <text:p>2264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708">
            <text:p>226708</text:p>
          </table:table-cell>
          <table:table-cell office:value-type="float" office:value="225252">
            <text:p>2252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28">
            <text:p>226328</text:p>
          </table:table-cell>
          <table:table-cell office:value-type="float" office:value="200056">
            <text:p>200056</text:p>
          </table:table-cell>
          <table:table-cell office:value-type="float" office:value="200076">
            <text:p>20007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6524">
            <text:p>22652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7824">
            <text:p>2078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04">
            <text:p>20010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68">
            <text:p>200068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24172">
            <text:p>22417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896">
            <text:p>22689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44">
            <text:p>226744</text:p>
          </table:table-cell>
          <table:table-cell office:value-type="float" office:value="226284">
            <text:p>226284</text:p>
          </table:table-cell>
          <table:table-cell office:value-type="float" office:value="200056">
            <text:p>200056</text:p>
          </table:table-cell>
          <table:table-cell office:value-type="float" office:value="226384">
            <text:p>226384</text:p>
          </table:table-cell>
          <table:table-cell office:value-type="float" office:value="200124">
            <text:p>200124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office:value-type="float" office:value="200080">
            <text:p>200080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26828">
            <text:p>22682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240">
            <text:p>2242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120">
            <text:p>200120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596">
            <text:p>22659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400">
            <text:p>226400</text:p>
          </table:table-cell>
          <table:table-cell office:value-type="float" office:value="226156">
            <text:p>226156</text:p>
          </table:table-cell>
          <table:table-cell office:value-type="float" office:value="200060">
            <text:p>200060</text:p>
          </table:table-cell>
          <table:table-cell office:value-type="float" office:value="225100">
            <text:p>225100</text:p>
          </table:table-cell>
          <table:table-cell office:value-type="float" office:value="200132">
            <text:p>200132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00132">
            <text:p>200132</text:p>
          </table:table-cell>
          <table:table-cell office:value-type="float" office:value="200056">
            <text:p>200056</text:p>
          </table:table-cell>
          <table:table-cell office:value-type="float" office:value="207740">
            <text:p>207740</text:p>
          </table:table-cell>
          <table:table-cell office:value-type="float" office:value="200056">
            <text:p>200056</text:p>
          </table:table-cell>
          <table:table-cell office:value-type="float" office:value="226224">
            <text:p>226224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64">
            <text:p>200064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204">
            <text:p>224204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724">
            <text:p>226724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428">
            <text:p>2264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5348">
            <text:p>225348</text:p>
          </table:table-cell>
          <table:table-cell office:value-type="float" office:value="200060">
            <text:p>200060</text:p>
          </table:table-cell>
          <table:table-cell office:value-type="float" office:value="227052">
            <text:p>227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9716">
            <text:p>209716</text:p>
          </table:table-cell>
          <table:table-cell office:value-type="float" office:value="200056">
            <text:p>200056</text:p>
          </table:table-cell>
          <table:table-cell office:value-type="float" office:value="200080">
            <text:p>200080</text:p>
          </table:table-cell>
          <table:table-cell office:value-type="float" office:value="200052">
            <text:p>200052</text:p>
          </table:table-cell>
          <table:table-cell office:value-type="float" office:value="226308">
            <text:p>22630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224">
            <text:p>224224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35572">
            <text:p>23557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360">
            <text:p>2263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7152">
            <text:p>227152</text:p>
          </table:table-cell>
          <table:table-cell office:value-type="float" office:value="200060">
            <text:p>200060</text:p>
          </table:table-cell>
          <table:table-cell office:value-type="float" office:value="226512">
            <text:p>226512</text:p>
          </table:table-cell>
          <table:table-cell office:value-type="float" office:value="200132">
            <text:p>2001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80">
            <text:p>200080</text:p>
          </table:table-cell>
          <table:table-cell office:value-type="float" office:value="200052">
            <text:p>200052</text:p>
          </table:table-cell>
          <table:table-cell office:value-type="float" office:value="226088">
            <text:p>22608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272">
            <text:p>22427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7252">
            <text:p>2272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396">
            <text:p>226396</text:p>
          </table:table-cell>
          <table:table-cell office:value-type="float" office:value="226320">
            <text:p>22632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636">
            <text:p>226636</text:p>
          </table:table-cell>
          <table:table-cell office:value-type="float" office:value="200056">
            <text:p>200056</text:p>
          </table:table-cell>
          <table:table-cell office:value-type="float" office:value="200068">
            <text:p>200068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632">
            <text:p>22663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72">
            <text:p>20007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308">
            <text:p>224308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588">
            <text:p>22658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740">
            <text:p>226740</text:p>
          </table:table-cell>
          <table:table-cell office:value-type="float" office:value="226412">
            <text:p>22641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404">
            <text:p>226404</text:p>
          </table:table-cell>
          <table:table-cell office:value-type="float" office:value="200052">
            <text:p>200052</text:p>
          </table:table-cell>
          <table:table-cell office:value-type="float" office:value="200076">
            <text:p>200076</text:p>
          </table:table-cell>
          <table:table-cell office:value-type="float" office:value="200132">
            <text:p>2001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100">
            <text:p>22610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3596">
            <text:p>22359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492">
            <text:p>22649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640">
            <text:p>226640</text:p>
          </table:table-cell>
          <table:table-cell office:value-type="float" office:value="226456">
            <text:p>226456</text:p>
          </table:table-cell>
          <table:table-cell office:value-type="float" office:value="200052">
            <text:p>200052</text:p>
          </table:table-cell>
          <table:table-cell office:value-type="float" office:value="226728">
            <text:p>226728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8">
            <text:p>200128</text:p>
          </table:table-cell>
          <table:table-cell office:value-type="float" office:value="207704">
            <text:p>207704</text:p>
          </table:table-cell>
          <table:table-cell office:value-type="float" office:value="200072">
            <text:p>200072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00">
            <text:p>20010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26220">
            <text:p>22622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5156">
            <text:p>225156</text:p>
          </table:table-cell>
          <table:table-cell table:number-columns-repeated="2"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6368">
            <text:p>22636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348">
            <text:p>226348</text:p>
          </table:table-cell>
          <table:table-cell office:value-type="float" office:value="226344">
            <text:p>226344</text:p>
          </table:table-cell>
          <table:table-cell office:value-type="float" office:value="200052">
            <text:p>200052</text:p>
          </table:table-cell>
          <table:table-cell office:value-type="float" office:value="226440">
            <text:p>226440</text:p>
          </table:table-cell>
          <table:table-cell office:value-type="float" office:value="200132">
            <text:p>2001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80">
            <text:p>200080</text:p>
          </table:table-cell>
          <table:table-cell office:value-type="float" office:value="200060">
            <text:p>200060</text:p>
          </table:table-cell>
          <table:table-cell office:value-type="float" office:value="224836">
            <text:p>224836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1403032">
            <text:p>140303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720">
            <text:p>224720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352">
            <text:p>2003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348">
            <text:p>2263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296">
            <text:p>22629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32">
            <text:p>226332</text:p>
          </table:table-cell>
          <table:table-cell office:value-type="float" office:value="200052">
            <text:p>200052</text:p>
          </table:table-cell>
          <table:table-cell office:value-type="float" office:value="226352">
            <text:p>2263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80">
            <text:p>20008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088">
            <text:p>22708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348">
            <text:p>224348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380">
            <text:p>226380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336">
            <text:p>22533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404">
            <text:p>226404</text:p>
          </table:table-cell>
          <table:table-cell office:value-type="float" office:value="200052">
            <text:p>200052</text:p>
          </table:table-cell>
          <table:table-cell office:value-type="float" office:value="226352">
            <text:p>226352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80">
            <text:p>20008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34300">
            <text:p>2343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152">
            <text:p>20015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876">
            <text:p>22687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24216">
            <text:p>22421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392">
            <text:p>22639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26628">
            <text:p>226628</text:p>
          </table:table-cell>
          <table:table-cell office:value-type="float" office:value="229940">
            <text:p>22994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456">
            <text:p>226456</text:p>
          </table:table-cell>
          <table:table-cell office:value-type="float" office:value="200056">
            <text:p>200056</text:p>
          </table:table-cell>
          <table:table-cell office:value-type="float" office:value="200076">
            <text:p>200076</text:p>
          </table:table-cell>
          <table:table-cell office:value-type="float" office:value="200080">
            <text:p>20008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26416">
            <text:p>2264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224">
            <text:p>224224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26220">
            <text:p>22622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240">
            <text:p>2262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548">
            <text:p>225548</text:p>
          </table:table-cell>
          <table:table-cell office:value-type="float" office:value="200080">
            <text:p>20008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16">
            <text:p>226316</text:p>
          </table:table-cell>
          <table:table-cell office:value-type="float" office:value="200052">
            <text:p>200052</text:p>
          </table:table-cell>
          <table:table-cell office:value-type="float" office:value="207848">
            <text:p>2078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152">
            <text:p>2261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200">
            <text:p>22420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0">
            <text:p>200120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26268">
            <text:p>22626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292">
            <text:p>226292</text:p>
          </table:table-cell>
          <table:table-cell office:value-type="float" office:value="225336">
            <text:p>225336</text:p>
          </table:table-cell>
          <table:table-cell office:value-type="float" office:value="200056">
            <text:p>200056</text:p>
          </table:table-cell>
          <table:table-cell office:value-type="float" office:value="227068">
            <text:p>227068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84">
            <text:p>200084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7840">
            <text:p>20784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212">
            <text:p>22421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144">
            <text:p>22614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936">
            <text:p>22593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32860">
            <text:p>232860</text:p>
          </table:table-cell>
          <table:table-cell office:value-type="float" office:value="227328">
            <text:p>227328</text:p>
          </table:table-cell>
          <table:table-cell office:value-type="float" office:value="200052">
            <text:p>200052</text:p>
          </table:table-cell>
          <table:table-cell office:value-type="float" office:value="226544">
            <text:p>226544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72">
            <text:p>200072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376">
            <text:p>22637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192">
            <text:p>2241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7260">
            <text:p>227260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26072">
            <text:p>22607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592">
            <text:p>226592</text:p>
          </table:table-cell>
          <table:table-cell office:value-type="float" office:value="200052">
            <text:p>200052</text:p>
          </table:table-cell>
          <table:table-cell office:value-type="float" office:value="226280">
            <text:p>226280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 office:value-type="float" office:value="200084">
            <text:p>20008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26060">
            <text:p>226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264">
            <text:p>2242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896">
            <text:p>22689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080">
            <text:p>22608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412">
            <text:p>226412</text:p>
          </table:table-cell>
          <table:table-cell office:value-type="float" office:value="200052">
            <text:p>200052</text:p>
          </table:table-cell>
          <table:table-cell office:value-type="float" office:value="226304">
            <text:p>226304</text:p>
          </table:table-cell>
          <table:table-cell office:value-type="float" office:value="200076">
            <text:p>20007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 office:value-type="float" office:value="200084">
            <text:p>200084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44">
            <text:p>200044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6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26420">
            <text:p>22642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3024">
            <text:p>22302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56">
            <text:p>2001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500">
            <text:p>226500</text:p>
          </table:table-cell>
          <table:table-cell office:value-type="float" office:value="200056">
            <text:p>200056</text:p>
          </table:table-cell>
          <table:table-cell office:value-type="float" office:value="243828">
            <text:p>243828</text:p>
          </table:table-cell>
          <table:table-cell office:value-type="float" office:value="226544">
            <text:p>226544</text:p>
          </table:table-cell>
          <table:table-cell office:value-type="float" office:value="225772">
            <text:p>22577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16">
            <text:p>226316</text:p>
          </table:table-cell>
          <table:table-cell office:value-type="float" office:value="208864">
            <text:p>208864</text:p>
          </table:table-cell>
          <table:table-cell office:value-type="float" office:value="200084">
            <text:p>200084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100">
            <text:p>20010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5452">
            <text:p>235452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32208">
            <text:p>232208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25004">
            <text:p>22500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36">
            <text:p>20013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688">
            <text:p>22568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356">
            <text:p>22635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700">
            <text:p>226700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28">
            <text:p>226328</text:p>
          </table:table-cell>
          <table:table-cell office:value-type="float" office:value="200052">
            <text:p>200052</text:p>
          </table:table-cell>
          <table:table-cell office:value-type="float" office:value="200076">
            <text:p>200076</text:p>
          </table:table-cell>
          <table:table-cell office:value-type="float" office:value="200052">
            <text:p>200052</text:p>
          </table:table-cell>
          <table:table-cell office:value-type="float" office:value="211256">
            <text:p>2112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36">
            <text:p>20013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936">
            <text:p>2249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640">
            <text:p>22764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6124">
            <text:p>2261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324">
            <text:p>226324</text:p>
          </table:table-cell>
          <table:table-cell office:value-type="float" office:value="226420">
            <text:p>226420</text:p>
          </table:table-cell>
          <table:table-cell office:value-type="float" office:value="200052">
            <text:p>200052</text:p>
          </table:table-cell>
          <table:table-cell office:value-type="float" office:value="226244">
            <text:p>226244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72">
            <text:p>20007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496">
            <text:p>22649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5020">
            <text:p>22502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52">
            <text:p>2001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440">
            <text:p>226440</text:p>
          </table:table-cell>
          <table:table-cell office:value-type="float" office:value="200168">
            <text:p>20016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5272">
            <text:p>22527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808">
            <text:p>226808</text:p>
          </table:table-cell>
          <table:table-cell office:value-type="float" office:value="200056">
            <text:p>200056</text:p>
          </table:table-cell>
          <table:table-cell office:value-type="float" office:value="226376">
            <text:p>226376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 office:value-type="float" office:value="200080">
            <text:p>20008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8">
            <text:p>20006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8456">
            <text:p>20845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692">
            <text:p>22669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468">
            <text:p>22446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364">
            <text:p>226364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524">
            <text:p>2265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408">
            <text:p>226408</text:p>
          </table:table-cell>
          <table:table-cell office:value-type="float" office:value="200056">
            <text:p>200056</text:p>
          </table:table-cell>
          <table:table-cell office:value-type="float" office:value="226596">
            <text:p>226596</text:p>
          </table:table-cell>
          <table:table-cell office:value-type="float" office:value="200088">
            <text:p>20008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84">
            <text:p>20008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26188">
            <text:p>22618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724">
            <text:p>224724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152">
            <text:p>2001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420">
            <text:p>22642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5804">
            <text:p>22580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408">
            <text:p>226408</text:p>
          </table:table-cell>
          <table:table-cell office:value-type="float" office:value="200052">
            <text:p>200052</text:p>
          </table:table-cell>
          <table:table-cell office:value-type="float" office:value="225168">
            <text:p>225168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7792">
            <text:p>207792</text:p>
          </table:table-cell>
          <table:table-cell office:value-type="float" office:value="200276">
            <text:p>2002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8">
            <text:p>200068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26600">
            <text:p>22660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676">
            <text:p>22467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26396">
            <text:p>22639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960">
            <text:p>226960</text:p>
          </table:table-cell>
          <table:table-cell office:value-type="float" office:value="225784">
            <text:p>22578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5556">
            <text:p>225556</text:p>
          </table:table-cell>
          <table:table-cell office:value-type="float" office:value="200056">
            <text:p>200056</text:p>
          </table:table-cell>
          <table:table-cell office:value-type="float" office:value="200080">
            <text:p>200080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8000">
            <text:p>20800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84">
            <text:p>20018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676">
            <text:p>22467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136">
            <text:p>22613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4">
            <text:p>200124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152">
            <text:p>2001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5756">
            <text:p>22575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32976">
            <text:p>23297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732">
            <text:p>226732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860">
            <text:p>226860</text:p>
          </table:table-cell>
          <table:table-cell office:value-type="float" office:value="200052">
            <text:p>200052</text:p>
          </table:table-cell>
          <table:table-cell office:value-type="float" office:value="200080">
            <text:p>20008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8">
            <text:p>20006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640">
            <text:p>224640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26160">
            <text:p>2261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168">
            <text:p>20016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25672">
            <text:p>22567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7128">
            <text:p>227128</text:p>
          </table:table-cell>
          <table:table-cell office:value-type="float" office:value="226552">
            <text:p>226552</text:p>
          </table:table-cell>
          <table:table-cell office:value-type="float" office:value="200056">
            <text:p>200056</text:p>
          </table:table-cell>
          <table:table-cell office:value-type="float" office:value="226356">
            <text:p>226356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68">
            <text:p>20006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032">
            <text:p>22603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728">
            <text:p>224728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140">
            <text:p>20014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556">
            <text:p>22655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132">
            <text:p>22613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84">
            <text:p>226384</text:p>
          </table:table-cell>
          <table:table-cell office:value-type="float" office:value="200052">
            <text:p>200052</text:p>
          </table:table-cell>
          <table:table-cell office:value-type="float" office:value="226164">
            <text:p>226164</text:p>
          </table:table-cell>
          <table:table-cell office:value-type="float" office:value="200092">
            <text:p>20009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32">
            <text:p>200132</text:p>
          </table:table-cell>
          <table:table-cell office:value-type="float" office:value="200052">
            <text:p>200052</text:p>
          </table:table-cell>
          <table:table-cell office:value-type="float" office:value="200076">
            <text:p>20007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26608">
            <text:p>22660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3576">
            <text:p>22357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748">
            <text:p>2267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848">
            <text:p>2258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556">
            <text:p>226556</text:p>
          </table:table-cell>
          <table:table-cell office:value-type="float" office:value="208848">
            <text:p>208848</text:p>
          </table:table-cell>
          <table:table-cell office:value-type="float" office:value="226672">
            <text:p>226672</text:p>
          </table:table-cell>
          <table:table-cell office:value-type="float" office:value="200068">
            <text:p>20006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104">
            <text:p>200104</text:p>
          </table:table-cell>
          <table:table-cell office:value-type="float" office:value="200072">
            <text:p>200072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68">
            <text:p>200068</text:p>
          </table:table-cell>
          <table:table-cell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24948">
            <text:p>22494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5396">
            <text:p>22539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26728">
            <text:p>22672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692">
            <text:p>22569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20">
            <text:p>226320</text:p>
          </table:table-cell>
          <table:table-cell office:value-type="float" office:value="200052">
            <text:p>200052</text:p>
          </table:table-cell>
          <table:table-cell office:value-type="float" office:value="226316">
            <text:p>226316</text:p>
          </table:table-cell>
          <table:table-cell office:value-type="float" office:value="200064">
            <text:p>200064</text:p>
          </table:table-cell>
          <table:table-cell office:value-type="float" office:value="1371164">
            <text:p>137116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68">
            <text:p>200068</text:p>
          </table:table-cell>
          <table:table-cell office:value-type="float" office:value="200052">
            <text:p>200052</text:p>
          </table:table-cell>
          <table:table-cell office:value-type="float" office:value="241688">
            <text:p>24168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120">
            <text:p>200120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324">
            <text:p>224324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44">
            <text:p>226744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288">
            <text:p>226288</text:p>
          </table:table-cell>
          <table:table-cell office:value-type="float" office:value="225732">
            <text:p>2257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40">
            <text:p>226340</text:p>
          </table:table-cell>
          <table:table-cell office:value-type="float" office:value="200052">
            <text:p>200052</text:p>
          </table:table-cell>
          <table:table-cell office:value-type="float" office:value="200084">
            <text:p>200084</text:p>
          </table:table-cell>
          <table:table-cell office:value-type="float" office:value="200072">
            <text:p>20007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32">
            <text:p>20013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7696">
            <text:p>22769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08">
            <text:p>20010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160">
            <text:p>224160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892">
            <text:p>22489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600">
            <text:p>22660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592">
            <text:p>226592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72">
            <text:p>226372</text:p>
          </table:table-cell>
          <table:table-cell office:value-type="float" office:value="200056">
            <text:p>200056</text:p>
          </table:table-cell>
          <table:table-cell office:value-type="float" office:value="200072">
            <text:p>20007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26324">
            <text:p>22632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0">
            <text:p>20012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7992">
            <text:p>20799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72">
            <text:p>20007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192">
            <text:p>2241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400">
            <text:p>2264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80">
            <text:p>226780</text:p>
          </table:table-cell>
          <table:table-cell office:value-type="float" office:value="226360">
            <text:p>226360</text:p>
          </table:table-cell>
          <table:table-cell office:value-type="float" office:value="200056">
            <text:p>200056</text:p>
          </table:table-cell>
          <table:table-cell office:value-type="float" office:value="226732">
            <text:p>226732</text:p>
          </table:table-cell>
          <table:table-cell office:value-type="float" office:value="200076">
            <text:p>20007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 office:value-type="float" office:value="200080">
            <text:p>20008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596">
            <text:p>22659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140">
            <text:p>2241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16">
            <text:p>22671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327072">
            <text:p>32707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20">
            <text:p>226320</text:p>
          </table:table-cell>
          <table:table-cell office:value-type="float" office:value="200052">
            <text:p>200052</text:p>
          </table:table-cell>
          <table:table-cell office:value-type="float" office:value="225064">
            <text:p>225064</text:p>
          </table:table-cell>
          <table:table-cell office:value-type="float" office:value="200908">
            <text:p>20090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office:value-type="float" office:value="235660">
            <text:p>235660</text:p>
          </table:table-cell>
          <table:table-cell office:value-type="float" office:value="200060">
            <text:p>200060</text:p>
          </table:table-cell>
          <table:table-cell office:value-type="float" office:value="226164">
            <text:p>22616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30248">
            <text:p>230248</text:p>
          </table:table-cell>
          <table:table-cell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88">
            <text:p>20008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4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116">
            <text:p>224116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24320">
            <text:p>22432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27052">
            <text:p>22705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676">
            <text:p>22667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61592">
            <text:p>261592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5416">
            <text:p>225416</text:p>
          </table:table-cell>
          <table:table-cell office:value-type="float" office:value="200056">
            <text:p>200056</text:p>
          </table:table-cell>
          <table:table-cell office:value-type="float" office:value="200212">
            <text:p>20021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7816">
            <text:p>20781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188">
            <text:p>22618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5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092">
            <text:p>2240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0">
            <text:p>200120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26040">
            <text:p>22604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32872">
            <text:p>23287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332">
            <text:p>227332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836">
            <text:p>226836</text:p>
          </table:table-cell>
          <table:table-cell office:value-type="float" office:value="200052">
            <text:p>200052</text:p>
          </table:table-cell>
          <table:table-cell office:value-type="float" office:value="200144">
            <text:p>20014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29940">
            <text:p>229940</text:p>
          </table:table-cell>
          <table:table-cell office:value-type="float" office:value="200052">
            <text:p>200052</text:p>
          </table:table-cell>
          <table:table-cell office:value-type="float" office:value="226064">
            <text:p>22606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96">
            <text:p>200096</text:p>
          </table:table-cell>
          <table:table-cell office:value-type="float" office:value="200056">
            <text:p>200056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5464">
            <text:p>23546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196">
            <text:p>20019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57432">
            <text:p>25743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1640">
            <text:p>2216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152">
            <text:p>224152</text:p>
          </table:table-cell>
          <table:table-cell office:value-type="float" office:value="200104">
            <text:p>20010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32452">
            <text:p>232452</text:p>
          </table:table-cell>
          <table:table-cell office:value-type="float" office:value="229744">
            <text:p>22974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7188">
            <text:p>22718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548">
            <text:p>2265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472">
            <text:p>22647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960">
            <text:p>225960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3504">
            <text:p>22350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76">
            <text:p>20007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076">
            <text:p>22407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0640">
            <text:p>230640</text:p>
          </table:table-cell>
          <table:table-cell office:value-type="float" office:value="226520">
            <text:p>2265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932">
            <text:p>226932</text:p>
          </table:table-cell>
          <table:table-cell office:value-type="float" office:value="226348">
            <text:p>226348</text:p>
          </table:table-cell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26172">
            <text:p>22617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08">
            <text:p>20010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136">
            <text:p>22713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3116">
            <text:p>223116</text:p>
          </table:table-cell>
          <table:table-cell office:value-type="float" office:value="200096">
            <text:p>20009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29936">
            <text:p>22993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46896">
            <text:p>246896</text:p>
          </table:table-cell>
          <table:table-cell office:value-type="float" office:value="268036">
            <text:p>26803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876">
            <text:p>226876</text:p>
          </table:table-cell>
          <table:table-cell office:value-type="float" office:value="226336">
            <text:p>226336</text:p>
          </table:table-cell>
          <table:table-cell office:value-type="float" office:value="212416">
            <text:p>212416</text:p>
          </table:table-cell>
          <table:table-cell office:value-type="float" office:value="221848">
            <text:p>221848</text:p>
          </table:table-cell>
          <table:table-cell office:value-type="float" office:value="200284">
            <text:p>20028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4">
            <text:p>200124</text:p>
          </table:table-cell>
          <table:table-cell office:value-type="float" office:value="200564">
            <text:p>200564</text:p>
          </table:table-cell>
          <table:table-cell office:value-type="float" office:value="200104">
            <text:p>20010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240">
            <text:p>22524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4"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11808">
            <text:p>211808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5972">
            <text:p>22597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00">
            <text:p>20010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68">
            <text:p>200168</text:p>
          </table:table-cell>
          <table:table-cell office:value-type="float" office:value="221776">
            <text:p>22177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1936">
            <text:p>231936</text:p>
          </table:table-cell>
          <table:table-cell office:value-type="float" office:value="227088">
            <text:p>22708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392">
            <text:p>2263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524">
            <text:p>226524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76">
            <text:p>226376</text:p>
          </table:table-cell>
          <table:table-cell office:value-type="float" office:value="200052">
            <text:p>200052</text:p>
          </table:table-cell>
          <table:table-cell office:value-type="float" office:value="200088">
            <text:p>200088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460">
            <text:p>2274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472">
            <text:p>22447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48">
            <text:p>200148</text:p>
          </table:table-cell>
          <table:table-cell office:value-type="float" office:value="230036">
            <text:p>23003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25660">
            <text:p>2256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44">
            <text:p>226744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00">
            <text:p>2001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532">
            <text:p>22653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26276">
            <text:p>226276</text:p>
          </table:table-cell>
          <table:table-cell office:value-type="float" office:value="200052">
            <text:p>200052</text:p>
          </table:table-cell>
          <table:table-cell office:value-type="float" office:value="226852">
            <text:p>2268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96">
            <text:p>200096</text:p>
          </table:table-cell>
          <table:table-cell office:value-type="float" office:value="200056">
            <text:p>200056</text:p>
          </table:table-cell>
          <table:table-cell office:value-type="float" office:value="200152">
            <text:p>2001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508">
            <text:p>22450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42808">
            <text:p>242808</text:p>
          </table:table-cell>
          <table:table-cell office:value-type="float" office:value="200188">
            <text:p>20018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1732">
            <text:p>221732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224">
            <text:p>224224</text:p>
          </table:table-cell>
          <table:table-cell office:value-type="float" office:value="200088">
            <text:p>200088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 office:value-type="float" office:value="231684">
            <text:p>23168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124">
            <text:p>200124</text:p>
          </table:table-cell>
          <table:table-cell office:value-type="float" office:value="228124">
            <text:p>2281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684">
            <text:p>226684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296">
            <text:p>226296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26320">
            <text:p>22632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10296">
            <text:p>210296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5896">
            <text:p>22589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3232">
            <text:p>22323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88">
            <text:p>20008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244">
            <text:p>224244</text:p>
          </table:table-cell>
          <table:table-cell office:value-type="float" office:value="229956">
            <text:p>2299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44">
            <text:p>200144</text:p>
          </table:table-cell>
          <table:table-cell office:value-type="float" office:value="200128">
            <text:p>200128</text:p>
          </table:table-cell>
          <table:table-cell office:value-type="float" office:value="226572">
            <text:p>22657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692">
            <text:p>226692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72">
            <text:p>22637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804">
            <text:p>226804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26400">
            <text:p>22640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4116">
            <text:p>224116</text:p>
          </table:table-cell>
          <table:table-cell office:value-type="float" office:value="200100">
            <text:p>20010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48">
            <text:p>200148</text:p>
          </table:table-cell>
          <table:table-cell office:value-type="float" office:value="228644">
            <text:p>228644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27404">
            <text:p>227404</text:p>
          </table:table-cell>
          <table:table-cell office:value-type="float" office:value="225532">
            <text:p>22553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96">
            <text:p>200096</text:p>
          </table:table-cell>
          <table:table-cell office:value-type="float" office:value="200068">
            <text:p>200068</text:p>
          </table:table-cell>
          <table:table-cell office:value-type="float" office:value="200108">
            <text:p>20010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468">
            <text:p>226468</text:p>
          </table:table-cell>
          <table:table-cell office:value-type="float" office:value="226352">
            <text:p>2263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 office:value-type="float" office:value="246224">
            <text:p>246224</text:p>
          </table:table-cell>
          <table:table-cell office:value-type="float" office:value="232708">
            <text:p>23270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21532">
            <text:p>221532</text:p>
          </table:table-cell>
          <table:table-cell office:value-type="float" office:value="200192">
            <text:p>200192</text:p>
          </table:table-cell>
          <table:table-cell office:value-type="float" office:value="226268">
            <text:p>22626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04">
            <text:p>200104</text:p>
          </table:table-cell>
          <table:table-cell office:value-type="float" office:value="200056">
            <text:p>200056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252">
            <text:p>224252</text:p>
          </table:table-cell>
          <table:table-cell office:value-type="float" office:value="232016">
            <text:p>23201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44">
            <text:p>200144</text:p>
          </table:table-cell>
          <table:table-cell office:value-type="float" office:value="225820">
            <text:p>22582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30508">
            <text:p>23050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23380">
            <text:p>223380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860">
            <text:p>226860</text:p>
          </table:table-cell>
          <table:table-cell office:value-type="float" office:value="225260">
            <text:p>225260</text:p>
          </table:table-cell>
          <table:table-cell office:value-type="float" office:value="200056">
            <text:p>200056</text:p>
          </table:table-cell>
          <table:table-cell office:value-type="float" office:value="200088">
            <text:p>20008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8540">
            <text:p>208540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table:number-columns-repeated="3" office:value-type="float" office:value="200052">
            <text:p>200052</text:p>
          </table:table-cell>
          <table:table-cell office:value-type="float" office:value="226632">
            <text:p>22663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4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24128">
            <text:p>224128</text:p>
          </table:table-cell>
          <table:table-cell office:value-type="float" office:value="230284">
            <text:p>23028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4">
            <text:p>200144</text:p>
          </table:table-cell>
          <table:table-cell office:value-type="float" office:value="200124">
            <text:p>20012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888">
            <text:p>22588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5580">
            <text:p>22558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8128">
            <text:p>208128</text:p>
          </table:table-cell>
          <table:table-cell office:value-type="float" office:value="226876">
            <text:p>22687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20">
            <text:p>200120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26748">
            <text:p>226748</text:p>
          </table:table-cell>
          <table:table-cell office:value-type="float" office:value="200056">
            <text:p>200056</text:p>
          </table:table-cell>
          <table:table-cell office:value-type="float" office:value="226240">
            <text:p>226240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office:value-type="float" office:value="200100">
            <text:p>200100</text:p>
          </table:table-cell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41776">
            <text:p>24177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52488">
            <text:p>252488</text:p>
          </table:table-cell>
          <table:table-cell office:value-type="float" office:value="246080">
            <text:p>24608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4224">
            <text:p>224224</text:p>
          </table:table-cell>
          <table:table-cell office:value-type="float" office:value="200164">
            <text:p>200164</text:p>
          </table:table-cell>
          <table:table-cell office:value-type="float" office:value="200232">
            <text:p>20023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48">
            <text:p>200148</text:p>
          </table:table-cell>
          <table:table-cell office:value-type="float" office:value="200060">
            <text:p>200060</text:p>
          </table:table-cell>
          <table:table-cell office:value-type="float" office:value="232820">
            <text:p>2328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27248">
            <text:p>227248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784">
            <text:p>22678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640">
            <text:p>22664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932">
            <text:p>22593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22992">
            <text:p>22299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84">
            <text:p>200084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30108">
            <text:p>23010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172">
            <text:p>22417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44">
            <text:p>200144</text:p>
          </table:table-cell>
          <table:table-cell office:value-type="float" office:value="200052">
            <text:p>200052</text:p>
          </table:table-cell>
          <table:table-cell office:value-type="float" office:value="225764">
            <text:p>2257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648">
            <text:p>226648</text:p>
          </table:table-cell>
          <table:table-cell table:number-columns-repeated="3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40">
            <text:p>226340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152">
            <text:p>2261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108">
            <text:p>20010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432">
            <text:p>22643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9812">
            <text:p>22981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3696">
            <text:p>223696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48">
            <text:p>200148</text:p>
          </table:table-cell>
          <table:table-cell office:value-type="float" office:value="200052">
            <text:p>200052</text:p>
          </table:table-cell>
          <table:table-cell office:value-type="float" office:value="225708">
            <text:p>225708</text:p>
          </table:table-cell>
          <table:table-cell office:value-type="float" office:value="200068">
            <text:p>20006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960">
            <text:p>226960</text:p>
          </table:table-cell>
          <table:table-cell table:number-columns-repeated="5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488">
            <text:p>226488</text:p>
          </table:table-cell>
          <table:table-cell office:value-type="float" office:value="208128">
            <text:p>208128</text:p>
          </table:table-cell>
          <table:table-cell office:value-type="float" office:value="245948">
            <text:p>24594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140">
            <text:p>200140</text:p>
          </table:table-cell>
          <table:table-cell office:value-type="float" office:value="221516">
            <text:p>221516</text:p>
          </table:table-cell>
          <table:table-cell office:value-type="float" office:value="225048">
            <text:p>225048</text:p>
          </table:table-cell>
          <table:table-cell office:value-type="float" office:value="225384">
            <text:p>22538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9428">
            <text:p>209428</text:p>
          </table:table-cell>
          <table:table-cell office:value-type="float" office:value="200096">
            <text:p>200096</text:p>
          </table:table-cell>
          <table:table-cell office:value-type="float" office:value="200192">
            <text:p>200192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40">
            <text:p>20014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30904">
            <text:p>230904</text:p>
          </table:table-cell>
          <table:table-cell office:value-type="float" office:value="200056">
            <text:p>200056</text:p>
          </table:table-cell>
          <table:table-cell office:value-type="float" office:value="1800480">
            <text:p>180048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8060">
            <text:p>228060</text:p>
          </table:table-cell>
          <table:table-cell office:value-type="float" office:value="200132">
            <text:p>200132</text:p>
          </table:table-cell>
          <table:table-cell office:value-type="float" office:value="200056">
            <text:p>200056</text:p>
          </table:table-cell>
          <table:table-cell office:value-type="float" office:value="200352">
            <text:p>2003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172">
            <text:p>200172</text:p>
          </table:table-cell>
          <table:table-cell office:value-type="float" office:value="225856">
            <text:p>22585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29208">
            <text:p>229208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2944">
            <text:p>222944</text:p>
          </table:table-cell>
          <table:table-cell office:value-type="float" office:value="200104">
            <text:p>20010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56">
            <text:p>226756</text:p>
          </table:table-cell>
          <table:table-cell office:value-type="float" office:value="226308">
            <text:p>226308</text:p>
          </table:table-cell>
          <table:table-cell office:value-type="float" office:value="200056">
            <text:p>200056</text:p>
          </table:table-cell>
          <table:table-cell office:value-type="float" office:value="200096">
            <text:p>20009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00128">
            <text:p>200128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7904">
            <text:p>22790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30108">
            <text:p>230108</text:p>
          </table:table-cell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764">
            <text:p>224764</text:p>
          </table:table-cell>
          <table:table-cell office:value-type="float" office:value="200132">
            <text:p>20013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48">
            <text:p>200148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25524">
            <text:p>2255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712">
            <text:p>226712</text:p>
          </table:table-cell>
          <table:table-cell office:value-type="float" office:value="226308">
            <text:p>22630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26396">
            <text:p>22639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6164">
            <text:p>2261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74084">
            <text:p>274084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25012">
            <text:p>22501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0132">
            <text:p>230132</text:p>
          </table:table-cell>
          <table:table-cell office:value-type="float" office:value="200104">
            <text:p>200104</text:p>
          </table:table-cell>
          <table:table-cell office:value-type="float" office:value="232856">
            <text:p>23285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52">
            <text:p>200152</text:p>
          </table:table-cell>
          <table:table-cell office:value-type="float" office:value="200056">
            <text:p>200056</text:p>
          </table:table-cell>
          <table:table-cell office:value-type="float" office:value="229904">
            <text:p>22990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500">
            <text:p>22650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348">
            <text:p>22634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9672">
            <text:p>20967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2388">
            <text:p>222388</text:p>
          </table:table-cell>
          <table:table-cell office:value-type="float" office:value="200096">
            <text:p>20009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104">
            <text:p>20010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2796">
            <text:p>222796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92">
            <text:p>200092</text:p>
          </table:table-cell>
          <table:table-cell office:value-type="float" office:value="200056">
            <text:p>200056</text:p>
          </table:table-cell>
          <table:table-cell office:value-type="float" office:value="226524">
            <text:p>22652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30092">
            <text:p>230092</text:p>
          </table:table-cell>
          <table:table-cell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51944">
            <text:p>251944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212">
            <text:p>200212</text:p>
          </table:table-cell>
          <table:table-cell office:value-type="float" office:value="200056">
            <text:p>200056</text:p>
          </table:table-cell>
          <table:table-cell office:value-type="float" office:value="226360">
            <text:p>2263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660">
            <text:p>22666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512">
            <text:p>22651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32">
            <text:p>20013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504">
            <text:p>225504</text:p>
          </table:table-cell>
          <table:table-cell office:value-type="float" office:value="200056">
            <text:p>200056</text:p>
          </table:table-cell>
          <table:table-cell office:value-type="float" office:value="226164">
            <text:p>22616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5928">
            <text:p>235928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108">
            <text:p>20010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252">
            <text:p>225252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4">
            <text:p>200164</text:p>
          </table:table-cell>
          <table:table-cell office:value-type="float" office:value="200056">
            <text:p>200056</text:p>
          </table:table-cell>
          <table:table-cell office:value-type="float" office:value="225556">
            <text:p>2255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31424">
            <text:p>231424</text:p>
          </table:table-cell>
          <table:table-cell office:value-type="float" office:value="200100">
            <text:p>2001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696">
            <text:p>22669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11340">
            <text:p>21134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272">
            <text:p>226272</text:p>
          </table:table-cell>
          <table:table-cell office:value-type="float" office:value="200056">
            <text:p>200056</text:p>
          </table:table-cell>
          <table:table-cell office:value-type="float" office:value="221612">
            <text:p>22161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00088">
            <text:p>200088</text:p>
          </table:table-cell>
          <table:table-cell office:value-type="float" office:value="224572">
            <text:p>22457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88">
            <text:p>20018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32420">
            <text:p>232420</text:p>
          </table:table-cell>
          <table:table-cell office:value-type="float" office:value="200052">
            <text:p>200052</text:p>
          </table:table-cell>
          <table:table-cell office:value-type="float" office:value="226032">
            <text:p>22603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 office:value-type="float" office:value="200108">
            <text:p>20010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860">
            <text:p>224860</text:p>
          </table:table-cell>
          <table:table-cell office:value-type="float" office:value="225672">
            <text:p>225672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52">
            <text:p>200152</text:p>
          </table:table-cell>
          <table:table-cell office:value-type="float" office:value="223340">
            <text:p>223340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60">
            <text:p>200060</text:p>
          </table:table-cell>
          <table:table-cell office:value-type="float" office:value="200088">
            <text:p>200088</text:p>
          </table:table-cell>
          <table:table-cell office:value-type="float" office:value="229632">
            <text:p>2296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684">
            <text:p>226684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5272">
            <text:p>22527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7992">
            <text:p>2079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 office:value-type="float" office:value="200064">
            <text:p>200064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5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9988">
            <text:p>22998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26376">
            <text:p>22637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24536">
            <text:p>22453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52">
            <text:p>200152</text:p>
          </table:table-cell>
          <table:table-cell office:value-type="float" office:value="200056">
            <text:p>200056</text:p>
          </table:table-cell>
          <table:table-cell office:value-type="float" office:value="225900">
            <text:p>22590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office:value-type="float" office:value="233144">
            <text:p>233144</text:p>
          </table:table-cell>
          <table:table-cell office:value-type="float" office:value="226864">
            <text:p>226864</text:p>
          </table:table-cell>
          <table:table-cell office:value-type="float" office:value="200064">
            <text:p>200064</text:p>
          </table:table-cell>
          <table:table-cell office:value-type="float" office:value="226496">
            <text:p>226496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42316">
            <text:p>242316</text:p>
          </table:table-cell>
          <table:table-cell office:value-type="float" office:value="200060">
            <text:p>200060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office:value-type="float" office:value="231780">
            <text:p>23178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24992">
            <text:p>224992</text:p>
          </table:table-cell>
          <table:table-cell office:value-type="float" office:value="200056">
            <text:p>200056</text:p>
          </table:table-cell>
          <table:table-cell office:value-type="float" office:value="226124">
            <text:p>226124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 office:value-type="float" office:value="200064">
            <text:p>200064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45672">
            <text:p>245672</text:p>
          </table:table-cell>
          <table:table-cell office:value-type="float" office:value="200056">
            <text:p>200056</text:p>
          </table:table-cell>
          <table:table-cell office:value-type="float" office:value="226832">
            <text:p>22683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76">
            <text:p>200176</text:p>
          </table:table-cell>
          <table:table-cell office:value-type="float" office:value="200052">
            <text:p>200052</text:p>
          </table:table-cell>
          <table:table-cell office:value-type="float" office:value="230056">
            <text:p>23005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7304">
            <text:p>227304</text:p>
          </table:table-cell>
          <table:table-cell office:value-type="float" office:value="200048">
            <text:p>200048</text:p>
          </table:table-cell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644">
            <text:p>226644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56">
            <text:p>200056</text:p>
          </table:table-cell>
          <table:table-cell office:value-type="float" office:value="222300">
            <text:p>22230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22836">
            <text:p>2228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88">
            <text:p>20008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 office:value-type="float" office:value="230240">
            <text:p>23024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52">
            <text:p>200052</text:p>
          </table:table-cell>
          <table:table-cell office:value-type="float" office:value="226144">
            <text:p>22614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428">
            <text:p>2254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172">
            <text:p>200172</text:p>
          </table:table-cell>
          <table:table-cell office:value-type="float" office:value="200052">
            <text:p>200052</text:p>
          </table:table-cell>
          <table:table-cell office:value-type="float" office:value="225624">
            <text:p>22562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584">
            <text:p>22658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412">
            <text:p>22641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table:number-columns-repeated="4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64">
            <text:p>2000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804">
            <text:p>226804</text:p>
          </table:table-cell>
          <table:table-cell office:value-type="float" office:value="200064">
            <text:p>20006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26884">
            <text:p>226884</text:p>
          </table:table-cell>
          <table:table-cell office:value-type="float" office:value="200056">
            <text:p>200056</text:p>
          </table:table-cell>
          <table:table-cell office:value-type="float" office:value="224840">
            <text:p>22484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00100">
            <text:p>200100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3548">
            <text:p>223548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60">
            <text:p>200160</text:p>
          </table:table-cell>
          <table:table-cell office:value-type="float" office:value="200056">
            <text:p>200056</text:p>
          </table:table-cell>
          <table:table-cell office:value-type="float" office:value="225396">
            <text:p>22539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 office:value-type="float" office:value="212484">
            <text:p>212484</text:p>
          </table:table-cell>
          <table:table-cell/>
        </table:table-row>
        <table:table-row table:style-name="ro1">
          <table:table-cell office:value-type="float" office:value="226392">
            <text:p>22639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41544">
            <text:p>241544</text:p>
          </table:table-cell>
          <table:table-cell office:value-type="float" office:value="200056">
            <text:p>200056</text:p>
          </table:table-cell>
          <table:table-cell office:value-type="float" office:value="200100">
            <text:p>200100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48">
            <text:p>226348</text:p>
          </table:table-cell>
          <table:table-cell office:value-type="float" office:value="208604">
            <text:p>208604</text:p>
          </table:table-cell>
          <table:table-cell office:value-type="float" office:value="221208">
            <text:p>22120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148">
            <text:p>200148</text:p>
          </table:table-cell>
          <table:table-cell office:value-type="float" office:value="200100">
            <text:p>20010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1724">
            <text:p>231724</text:p>
          </table:table-cell>
          <table:table-cell office:value-type="float" office:value="241936">
            <text:p>24193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40">
            <text:p>200140</text:p>
          </table:table-cell>
          <table:table-cell office:value-type="float" office:value="200192">
            <text:p>20019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7180">
            <text:p>227180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896">
            <text:p>22589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5152">
            <text:p>225152</text:p>
          </table:table-cell>
          <table:table-cell office:value-type="float" office:value="200100">
            <text:p>200100</text:p>
          </table:table-cell>
          <table:table-cell office:value-type="float" office:value="232620">
            <text:p>2326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68">
            <text:p>200168</text:p>
          </table:table-cell>
          <table:table-cell office:value-type="float" office:value="223068">
            <text:p>223068</text:p>
          </table:table-cell>
          <table:table-cell office:value-type="float" office:value="200124">
            <text:p>2001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3" office:value-type="float" office:value="200056">
            <text:p>200056</text:p>
          </table:table-cell>
          <table:table-cell office:value-type="float" office:value="200088">
            <text:p>20008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372">
            <text:p>226372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296">
            <text:p>22629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60">
            <text:p>20006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3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30032">
            <text:p>23003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132">
            <text:p>20013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32544">
            <text:p>232544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4564">
            <text:p>22456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4">
            <text:p>200164</text:p>
          </table:table-cell>
          <table:table-cell office:value-type="float" office:value="200056">
            <text:p>200056</text:p>
          </table:table-cell>
          <table:table-cell office:value-type="float" office:value="225816">
            <text:p>2258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4" office:value-type="float" office:value="200056">
            <text:p>200056</text:p>
          </table:table-cell>
          <table:table-cell office:value-type="float" office:value="200112">
            <text:p>20011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292">
            <text:p>2262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7380">
            <text:p>22738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68">
            <text:p>226368</text:p>
          </table:table-cell>
          <table:table-cell office:value-type="float" office:value="200056">
            <text:p>200056</text:p>
          </table:table-cell>
          <table:table-cell office:value-type="float" office:value="200096">
            <text:p>20009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76128">
            <text:p>27612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232">
            <text:p>20023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21940">
            <text:p>221940</text:p>
          </table:table-cell>
          <table:table-cell office:value-type="float" office:value="200052">
            <text:p>200052</text:p>
          </table:table-cell>
          <table:table-cell office:value-type="float" office:value="228092">
            <text:p>22809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46080">
            <text:p>24608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64">
            <text:p>200164</text:p>
          </table:table-cell>
          <table:table-cell office:value-type="float" office:value="200052">
            <text:p>200052</text:p>
          </table:table-cell>
          <table:table-cell office:value-type="float" office:value="252312">
            <text:p>2523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228">
            <text:p>20022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260">
            <text:p>226260</text:p>
          </table:table-cell>
          <table:table-cell office:value-type="float" office:value="226336">
            <text:p>226336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00124">
            <text:p>200124</text:p>
          </table:table-cell>
          <table:table-cell office:value-type="float" office:value="200036">
            <text:p>200036</text:p>
          </table:table-cell>
          <table:table-cell office:value-type="float" office:value="222512">
            <text:p>222512</text:p>
          </table:table-cell>
          <table:table-cell office:value-type="float" office:value="214008">
            <text:p>21400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22608">
            <text:p>222608</text:p>
          </table:table-cell>
          <table:table-cell office:value-type="float" office:value="200144">
            <text:p>20014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31492">
            <text:p>2314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136">
            <text:p>20013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26516">
            <text:p>22651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08">
            <text:p>200108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5196">
            <text:p>225196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68">
            <text:p>200168</text:p>
          </table:table-cell>
          <table:table-cell office:value-type="float" office:value="200052">
            <text:p>200052</text:p>
          </table:table-cell>
          <table:table-cell office:value-type="float" office:value="227476">
            <text:p>22747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436">
            <text:p>226436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40">
            <text:p>200140</text:p>
          </table:table-cell>
          <table:table-cell office:value-type="float" office:value="226316">
            <text:p>226316</text:p>
          </table:table-cell>
          <table:table-cell office:value-type="float" office:value="200036">
            <text:p>200036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25632">
            <text:p>22563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13368">
            <text:p>21336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27164">
            <text:p>227164</text:p>
          </table:table-cell>
          <table:table-cell office:value-type="float" office:value="200056">
            <text:p>200056</text:p>
          </table:table-cell>
          <table:table-cell office:value-type="float" office:value="226564">
            <text:p>22656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00096">
            <text:p>200096</text:p>
          </table:table-cell>
          <table:table-cell office:value-type="float" office:value="200052">
            <text:p>200052</text:p>
          </table:table-cell>
          <table:table-cell office:value-type="float" office:value="200108">
            <text:p>20010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4648">
            <text:p>224648</text:p>
          </table:table-cell>
          <table:table-cell office:value-type="float" office:value="200056">
            <text:p>200056</text:p>
          </table:table-cell>
          <table:table-cell office:value-type="float" office:value="225424">
            <text:p>22542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156">
            <text:p>200156</text:p>
          </table:table-cell>
          <table:table-cell office:value-type="float" office:value="242264">
            <text:p>242264</text:p>
          </table:table-cell>
          <table:table-cell office:value-type="float" office:value="200104">
            <text:p>20010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144">
            <text:p>200144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320">
            <text:p>226320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21892">
            <text:p>22189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6252">
            <text:p>226252</text:p>
          </table:table-cell>
          <table:table-cell office:value-type="float" office:value="200040">
            <text:p>200040</text:p>
          </table:table-cell>
          <table:table-cell office:value-type="float" office:value="200096">
            <text:p>20009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36">
            <text:p>200036</text:p>
          </table:table-cell>
          <table:table-cell table:number-columns-repeated="3"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40">
            <text:p>200040</text:p>
          </table:table-cell>
          <table:table-cell office:value-type="float" office:value="232764">
            <text:p>232764</text:p>
          </table:table-cell>
          <table:table-cell office:value-type="float" office:value="234612">
            <text:p>23461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00168">
            <text:p>200168</text:p>
          </table:table-cell>
          <table:table-cell office:value-type="float" office:value="200232">
            <text:p>20023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6072">
            <text:p>22607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25956">
            <text:p>225956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48">
            <text:p>200048</text:p>
          </table:table-cell>
          <table:table-cell office:value-type="float" office:value="200036">
            <text:p>200036</text:p>
          </table:table-cell>
          <table:table-cell office:value-type="float" office:value="223000">
            <text:p>22300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25004">
            <text:p>225004</text:p>
          </table:table-cell>
          <table:table-cell office:value-type="float" office:value="200080">
            <text:p>200080</text:p>
          </table:table-cell>
          <table:table-cell office:value-type="float" office:value="231592">
            <text:p>231592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0">
            <text:p>200160</text:p>
          </table:table-cell>
          <table:table-cell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416">
            <text:p>226416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36">
            <text:p>200136</text:p>
          </table:table-cell>
          <table:table-cell office:value-type="float" office:value="225276">
            <text:p>225276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table:number-columns-repeated="2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7988">
            <text:p>207988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 office:value-type="float" office:value="200036">
            <text:p>200036</text:p>
          </table:table-cell>
          <table:table-cell office:value-type="float" office:value="230380">
            <text:p>23038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156">
            <text:p>200156</text:p>
          </table:table-cell>
          <table:table-cell office:value-type="float" office:value="200052">
            <text:p>200052</text:p>
          </table:table-cell>
          <table:table-cell office:value-type="float" office:value="200048">
            <text:p>20004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26168">
            <text:p>22616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652">
            <text:p>224652</text:p>
          </table:table-cell>
          <table:table-cell office:value-type="float" office:value="200052">
            <text:p>20005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56">
            <text:p>200156</text:p>
          </table:table-cell>
          <table:table-cell office:value-type="float" office:value="200052">
            <text:p>200052</text:p>
          </table:table-cell>
          <table:table-cell office:value-type="float" office:value="225568">
            <text:p>22556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116">
            <text:p>20011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26572">
            <text:p>22657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37112">
            <text:p>237112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00096">
            <text:p>20009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84">
            <text:p>200184</text:p>
          </table:table-cell>
          <table:table-cell office:value-type="float" office:value="226804">
            <text:p>226804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128">
            <text:p>200128</text:p>
          </table:table-cell>
          <table:table-cell office:value-type="float" office:value="200036">
            <text:p>200036</text:p>
          </table:table-cell>
          <table:table-cell office:value-type="float" office:value="229768">
            <text:p>22976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45880">
            <text:p>24588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21576">
            <text:p>22157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096">
            <text:p>20009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7128">
            <text:p>22712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45048">
            <text:p>24504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168">
            <text:p>200168</text:p>
          </table:table-cell>
          <table:table-cell office:value-type="float" office:value="200056">
            <text:p>200056</text:p>
          </table:table-cell>
          <table:table-cell office:value-type="float" office:value="252796">
            <text:p>25279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228">
            <text:p>200228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7872">
            <text:p>227872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21612">
            <text:p>221612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168">
            <text:p>200168</text:p>
          </table:table-cell>
          <table:table-cell office:value-type="float" office:value="226472">
            <text:p>226472</text:p>
          </table:table-cell>
          <table:table-cell office:value-type="float" office:value="200036">
            <text:p>200036</text:p>
          </table:table-cell>
          <table:table-cell office:value-type="float" office:value="222852">
            <text:p>222852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40">
            <text:p>200040</text:p>
          </table:table-cell>
          <table:table-cell office:value-type="float" office:value="231472">
            <text:p>231472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64">
            <text:p>200064</text:p>
          </table:table-cell>
          <table:table-cell office:value-type="float" office:value="200036">
            <text:p>200036</text:p>
          </table:table-cell>
          <table:table-cell office:value-type="float" office:value="200168">
            <text:p>20016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8852">
            <text:p>2288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012">
            <text:p>225012</text:p>
          </table:table-cell>
          <table:table-cell office:value-type="float" office:value="200052">
            <text:p>200052</text:p>
          </table:table-cell>
          <table:table-cell office:value-type="float" office:value="225908">
            <text:p>22590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68">
            <text:p>200168</text:p>
          </table:table-cell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640">
            <text:p>226640</text:p>
          </table:table-cell>
          <table:table-cell office:value-type="float" office:value="226412">
            <text:p>226412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72">
            <text:p>200172</text:p>
          </table:table-cell>
          <table:table-cell office:value-type="float" office:value="200124">
            <text:p>200124</text:p>
          </table:table-cell>
          <table:table-cell office:value-type="float" office:value="200040">
            <text:p>200040</text:p>
          </table:table-cell>
          <table:table-cell office:value-type="float" office:value="226960">
            <text:p>2269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160">
            <text:p>2001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26956">
            <text:p>22695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96">
            <text:p>200096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5012">
            <text:p>225012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3388">
            <text:p>223388</text:p>
          </table:table-cell>
          <table:table-cell office:value-type="float" office:value="200056">
            <text:p>200056</text:p>
          </table:table-cell>
          <table:table-cell office:value-type="float" office:value="225300">
            <text:p>2253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240">
            <text:p>200240</text:p>
          </table:table-cell>
          <table:table-cell office:value-type="float" office:value="200056">
            <text:p>200056</text:p>
          </table:table-cell>
          <table:table-cell office:value-type="float" office:value="200160">
            <text:p>200160</text:p>
          </table:table-cell>
          <table:table-cell office:value-type="float" office:value="230640">
            <text:p>230640</text:p>
          </table:table-cell>
          <table:table-cell office:value-type="float" office:value="200108">
            <text:p>20010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11208">
            <text:p>21120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7024">
            <text:p>227024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21420">
            <text:p>221420</text:p>
          </table:table-cell>
          <table:table-cell office:value-type="float" office:value="200056">
            <text:p>200056</text:p>
          </table:table-cell>
          <table:table-cell office:value-type="float" office:value="212876">
            <text:p>212876</text:p>
          </table:table-cell>
          <table:table-cell/>
        </table:table-row>
        <table:table-row table:style-name="ro1">
          <table:table-cell office:value-type="float" office:value="200168">
            <text:p>200168</text:p>
          </table:table-cell>
          <table:table-cell office:value-type="float" office:value="226500">
            <text:p>226500</text:p>
          </table:table-cell>
          <table:table-cell office:value-type="float" office:value="208080">
            <text:p>208080</text:p>
          </table:table-cell>
          <table:table-cell office:value-type="float" office:value="200096">
            <text:p>200096</text:p>
          </table:table-cell>
          <table:table-cell office:value-type="float" office:value="200060">
            <text:p>200060</text:p>
          </table:table-cell>
          <table:table-cell office:value-type="float" office:value="200100">
            <text:p>20010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4">
            <text:p>200124</text:p>
          </table:table-cell>
          <table:table-cell office:value-type="float" office:value="200120">
            <text:p>200120</text:p>
          </table:table-cell>
          <table:table-cell office:value-type="float" office:value="231540">
            <text:p>231540</text:p>
          </table:table-cell>
          <table:table-cell office:value-type="float" office:value="200056">
            <text:p>200056</text:p>
          </table:table-cell>
          <table:table-cell office:value-type="float" office:value="200084">
            <text:p>200084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168">
            <text:p>200168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26336">
            <text:p>22633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196">
            <text:p>200196</text:p>
          </table:table-cell>
          <table:table-cell office:value-type="float" office:value="227448">
            <text:p>227448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25844">
            <text:p>225844</text:p>
          </table:table-cell>
          <table:table-cell office:value-type="float" office:value="200048">
            <text:p>200048</text:p>
          </table:table-cell>
          <table:table-cell office:value-type="float" office:value="200112">
            <text:p>20011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22988">
            <text:p>222988</text:p>
          </table:table-cell>
          <table:table-cell office:value-type="float" office:value="200060">
            <text:p>20006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27976">
            <text:p>227976</text:p>
          </table:table-cell>
          <table:table-cell office:value-type="float" office:value="200088">
            <text:p>200088</text:p>
          </table:table-cell>
          <table:table-cell office:value-type="float" office:value="229816">
            <text:p>2298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52">
            <text:p>200152</text:p>
          </table:table-cell>
          <table:table-cell office:value-type="float" office:value="200060">
            <text:p>200060</text:p>
          </table:table-cell>
          <table:table-cell office:value-type="float" office:value="200100">
            <text:p>20010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26788">
            <text:p>226788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68">
            <text:p>200168</text:p>
          </table:table-cell>
          <table:table-cell office:value-type="float" office:value="226256">
            <text:p>226256</text:p>
          </table:table-cell>
          <table:table-cell office:value-type="float" office:value="200036">
            <text:p>200036</text:p>
          </table:table-cell>
          <table:table-cell office:value-type="float" office:value="230084">
            <text:p>230084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40">
            <text:p>200040</text:p>
          </table:table-cell>
          <table:table-cell office:value-type="float" office:value="200164">
            <text:p>200164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00060">
            <text:p>200060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3"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928">
            <text:p>226928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120">
            <text:p>20012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table:number-columns-repeated="2"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25216">
            <text:p>225216</text:p>
          </table:table-cell>
          <table:table-cell office:value-type="float" office:value="200056">
            <text:p>200056</text:p>
          </table:table-cell>
          <table:table-cell office:value-type="float" office:value="225644">
            <text:p>225644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48">
            <text:p>200148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office:value-type="float" office:value="227316">
            <text:p>22731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26392">
            <text:p>226392</text:p>
          </table:table-cell>
          <table:table-cell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96">
            <text:p>20009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68">
            <text:p>200168</text:p>
          </table:table-cell>
          <table:table-cell office:value-type="float" office:value="226452">
            <text:p>226452</text:p>
          </table:table-cell>
          <table:table-cell office:value-type="float" office:value="200036">
            <text:p>200036</text:p>
          </table:table-cell>
          <table:table-cell office:value-type="float" office:value="230192">
            <text:p>230192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40">
            <text:p>200040</text:p>
          </table:table-cell>
          <table:table-cell office:value-type="float" office:value="200164">
            <text:p>200164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45248">
            <text:p>245248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21888">
            <text:p>221888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104">
            <text:p>200104</text:p>
          </table:table-cell>
          <table:table-cell office:value-type="float" office:value="200048">
            <text:p>200048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2">
            <text:p>200052</text:p>
          </table:table-cell>
          <table:table-cell office:value-type="float" office:value="200060">
            <text:p>200060</text:p>
          </table:table-cell>
          <table:table-cell office:value-type="float" office:value="226248">
            <text:p>226248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104">
            <text:p>200104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4924">
            <text:p>224924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132">
            <text:p>200132</text:p>
          </table:table-cell>
          <table:table-cell office:value-type="float" office:value="200056">
            <text:p>200056</text:p>
          </table:table-cell>
          <table:table-cell office:value-type="float" office:value="224108">
            <text:p>224108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41744">
            <text:p>241744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228">
            <text:p>200228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26480">
            <text:p>226480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47092">
            <text:p>247092</text:p>
          </table:table-cell>
          <table:table-cell table:number-columns-repeated="2"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168">
            <text:p>200168</text:p>
          </table:table-cell>
          <table:table-cell office:value-type="float" office:value="226524">
            <text:p>226524</text:p>
          </table:table-cell>
          <table:table-cell office:value-type="float" office:value="200036">
            <text:p>200036</text:p>
          </table:table-cell>
          <table:table-cell office:value-type="float" office:value="217136">
            <text:p>217136</text:p>
          </table:table-cell>
          <table:table-cell office:value-type="float" office:value="209480">
            <text:p>209480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128">
            <text:p>200128</text:p>
          </table:table-cell>
          <table:table-cell office:value-type="float" office:value="200040">
            <text:p>200040</text:p>
          </table:table-cell>
          <table:table-cell office:value-type="float" office:value="200072">
            <text:p>200072</text:p>
          </table:table-cell>
          <table:table-cell office:value-type="float" office:value="200104">
            <text:p>200104</text:p>
          </table:table-cell>
          <table:table-cell office:value-type="float" office:value="200064">
            <text:p>200064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36">
            <text:p>200036</text:p>
          </table:table-cell>
          <table:table-cell table:number-columns-repeated="3"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/>
        </table:table-row>
        <table:table-row table:style-name="ro1">
          <table:table-cell table:number-columns-repeated="2"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table:number-columns-repeated="2"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00040">
            <text:p>200040</text:p>
          </table:table-cell>
          <table:table-cell office:value-type="float" office:value="200056">
            <text:p>200056</text:p>
          </table:table-cell>
          <table:table-cell office:value-type="float" office:value="200060">
            <text:p>200060</text:p>
          </table:table-cell>
          <table:table-cell office:value-type="float" office:value="226500">
            <text:p>226500</text:p>
          </table:table-cell>
          <table:table-cell/>
        </table:table-row>
        <table:table-row table:style-name="ro1"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036">
            <text:p>200036</text:p>
          </table:table-cell>
          <table:table-cell office:value-type="float" office:value="200052">
            <text:p>200052</text:p>
          </table:table-cell>
          <table:table-cell office:value-type="float" office:value="200056">
            <text:p>200056</text:p>
          </table:table-cell>
          <table:table-cell office:value-type="float" office:value="200116">
            <text:p>200116</text:p>
          </table:table-cell>
          <table:table-cell/>
        </table:table-row>
        <table:table-row table:style-name="ro1">
          <table:table-cell office:value-type="float" office:value="200056">
            <text:p>200056</text:p>
          </table:table-cell>
          <table:table-cell office:value-type="float" office:value="200052">
            <text:p>200052</text:p>
          </table:table-cell>
          <table:table-cell office:value-type="float" office:value="226964">
            <text:p>226964</text:p>
          </table:table-cell>
          <table:table-cell office:value-type="float" office:value="200056">
            <text:p>200056</text:p>
          </table:table-cell>
          <table:table-cell office:value-type="float" office:value="238520">
            <text:p>238520</text:p>
          </table:table-cell>
          <table:table-cell office:value-type="float" office:value="200056">
            <text:p>20005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6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0T16:10:11</dc:date>
    <dc:creator>Etienne </dc:creator>
    <meta:generator>OpenOffice.org/3.2$Unix OpenOffice.org_project/320m12$Build-9483</meta:generator>
    <meta:editing-duration>PT00H01M44S</meta:editing-duration>
    <meta:editing-cycles>1</meta:editing-cycles>
    <meta:document-statistic meta:table-count="1" meta:cell-count="6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0000" chart:maximum="23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4cm" svg:height="22.051cm" xlink:href=".." chart:class="chart:line" chart:style-name="ch1">
        <chart:legend chart:legend-position="end" svg:x="23.68cm" svg:y="9.806cm" chart:style-name="ch2"/>
        <chart:plot-area chart:style-name="ch3" table:cell-range-address="Sheet1.A1:Sheet1.F1001" chart:data-source-has-labels="row" svg:x="0.54cm" svg:y="0.441cm" svg:width="22.601cm" svg:height="20.72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1" chart:label-cell-address="Sheet1.A1:Sheet1.A1" chart:class="chart:line">
            <chart:data-point chart:repeated="1000"/>
          </chart:series>
          <chart:series chart:style-name="ch8" chart:values-cell-range-address="Sheet1.B2:Sheet1.B1001" chart:label-cell-address="Sheet1.B1:Sheet1.B1" chart:class="chart:line">
            <chart:data-point chart:repeated="1000"/>
          </chart:series>
          <chart:series chart:style-name="ch9" chart:values-cell-range-address="Sheet1.C2:Sheet1.C1001" chart:label-cell-address="Sheet1.C1:Sheet1.C1" chart:class="chart:line">
            <chart:data-point chart:repeated="1000"/>
          </chart:series>
          <chart:series chart:style-name="ch10" chart:values-cell-range-address="Sheet1.D2:Sheet1.D1001" chart:label-cell-address="Sheet1.D1:Sheet1.D1" chart:class="chart:line">
            <chart:data-point chart:repeated="1000"/>
          </chart:series>
          <chart:series chart:style-name="ch11" chart:values-cell-range-address="Sheet1.E2:Sheet1.E1001" chart:label-cell-address="Sheet1.E1:Sheet1.E1" chart:class="chart:line">
            <chart:data-point chart:repeated="1000"/>
          </chart:series>
          <chart:series chart:style-name="ch12" chart:values-cell-range-address="Sheet1.F2:Sheet1.F1001" chart:label-cell-address="Sheet1.F1:Sheet1.F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VM_User_cpu_0</text:p>
              </table:table-cell>
              <table:table-cell office:value-type="string">
                <text:p text:id="Sheet1.B1:Sheet1.B1">VM_User_cpu_1</text:p>
              </table:table-cell>
              <table:table-cell office:value-type="string">
                <text:p text:id="Sheet1.C1:Sheet1.C1">VM_User_cpu_2</text:p>
              </table:table-cell>
              <table:table-cell office:value-type="string">
                <text:p text:id="Sheet1.D1:Sheet1.D1">VM_User_cpu_3</text:p>
              </table:table-cell>
              <table:table-cell office:value-type="string">
                <text:p text:id="Sheet1.E1:Sheet1.E1">VM_User_cpu_4</text:p>
              </table:table-cell>
              <table:table-cell office:value-type="string">
                <text:p text:id="Sheet1.F1:Sheet1.F1">VM_User_cpu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56">
                <text:p text:id="Sheet1.A2:Sheet1.A1001">200056</text:p>
              </table:table-cell>
              <table:table-cell office:value-type="float" office:value="200052">
                <text:p text:id="Sheet1.B2:Sheet1.B1001">200052</text:p>
              </table:table-cell>
              <table:table-cell office:value-type="float" office:value="200060">
                <text:p text:id="Sheet1.C2:Sheet1.C1001">200060</text:p>
              </table:table-cell>
              <table:table-cell office:value-type="float" office:value="200064">
                <text:p text:id="Sheet1.D2:Sheet1.D1001">200064</text:p>
              </table:table-cell>
              <table:table-cell office:value-type="float" office:value="200056">
                <text:p text:id="Sheet1.E2:Sheet1.E1001">200056</text:p>
              </table:table-cell>
              <table:table-cell office:value-type="float" office:value="200060">
                <text:p text:id="Sheet1.F2:Sheet1.F1001">2000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88">
                <text:p>200188</text:p>
              </table:table-cell>
              <table:table-cell office:value-type="float" office:value="200176">
                <text:p>200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300">
                <text:p>227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81400">
                <text:p>28140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816">
                <text:p>225816</text:p>
              </table:table-cell>
              <table:table-cell office:value-type="float" office:value="200052">
                <text:p>200052</text:p>
              </table:table-cell>
              <table:table-cell office:value-type="float" office:value="235320">
                <text:p>235320</text:p>
              </table:table-cell>
              <table:table-cell office:value-type="float" office:value="200052">
                <text:p>200052</text:p>
              </table:table-cell>
              <table:table-cell office:value-type="float" office:value="226920">
                <text:p>2269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148">
                <text:p>200148</text:p>
              </table:table-cell>
              <table:table-cell office:value-type="float" office:value="226220">
                <text:p>226220</text:p>
              </table:table-cell>
              <table:table-cell office:value-type="float" office:value="208704">
                <text:p>208704</text:p>
              </table:table-cell>
              <table:table-cell office:value-type="float" office:value="225228">
                <text:p>225228</text:p>
              </table:table-cell>
              <table:table-cell office:value-type="float" office:value="200128">
                <text:p>200128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  <table:table-cell office:value-type="float" office:value="200116">
                <text:p>200116</text:p>
              </table:table-cell>
              <table:table-cell office:value-type="float" office:value="200164">
                <text:p>200164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7724">
                <text:p>227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32956">
                <text:p>2329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36">
                <text:p>2001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5744">
                <text:p>225744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476">
                <text:p>22647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60">
                <text:p>200160</text:p>
              </table:table-cell>
              <table:table-cell office:value-type="float" office:value="226188">
                <text:p>226188</text:p>
              </table:table-cell>
              <table:table-cell office:value-type="float" office:value="200056">
                <text:p>200056</text:p>
              </table:table-cell>
              <table:table-cell office:value-type="float" office:value="276116">
                <text:p>27611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  <table:table-cell office:value-type="float" office:value="200052">
                <text:p>200052</text:p>
              </table:table-cell>
              <table:table-cell office:value-type="float" office:value="200284">
                <text:p>2002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072">
                <text:p>226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896">
                <text:p>2248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52">
                <text:p>200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6028">
                <text:p>226028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34180">
                <text:p>234180</text:p>
              </table:table-cell>
              <table:table-cell office:value-type="float" office:value="226580">
                <text:p>226580</text:p>
              </table:table-cell>
              <table:table-cell office:value-type="float" office:value="1142936">
                <text:p>11429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160">
                <text:p>200160</text:p>
              </table:table-cell>
              <table:table-cell office:value-type="float" office:value="226212">
                <text:p>226212</text:p>
              </table:table-cell>
              <table:table-cell office:value-type="float" office:value="200056">
                <text:p>200056</text:p>
              </table:table-cell>
              <table:table-cell office:value-type="float" office:value="200096">
                <text:p>200096</text:p>
              </table:table-cell>
              <table:table-cell office:value-type="float" office:value="200132">
                <text:p>200132</text:p>
              </table:table-cell>
              <table:table-cell office:value-type="float" office:value="200192">
                <text:p>200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40712">
                <text:p>240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232">
                <text:p>200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24324">
                <text:p>22432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516">
                <text:p>22551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868">
                <text:p>22586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884">
                <text:p>226884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152">
                <text:p>200152</text:p>
              </table:table-cell>
              <table:table-cell office:value-type="float" office:value="226296">
                <text:p>226296</text:p>
              </table:table-cell>
              <table:table-cell office:value-type="float" office:value="200056">
                <text:p>200056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27164">
                <text:p>227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10852">
                <text:p>2108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24292">
                <text:p>2242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324">
                <text:p>2273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5884">
                <text:p>225884</text:p>
              </table:table-cell>
              <table:table-cell office:value-type="float" office:value="226424">
                <text:p>226424</text:p>
              </table:table-cell>
              <table:table-cell office:value-type="float" office:value="200056">
                <text:p>200056</text:p>
              </table:table-cell>
              <table:table-cell office:value-type="float" office:value="226520">
                <text:p>226520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160">
                <text:p>200160</text:p>
              </table:table-cell>
              <table:table-cell office:value-type="float" office:value="200156">
                <text:p>200156</text:p>
              </table:table-cell>
              <table:table-cell office:value-type="float" office:value="200052">
                <text:p>200052</text:p>
              </table:table-cell>
              <table:table-cell office:value-type="float" office:value="200088">
                <text:p>200088</text:p>
              </table:table-cell>
              <table:table-cell office:value-type="float" office:value="200056">
                <text:p>200056</text:p>
              </table:table-cell>
              <table:table-cell office:value-type="float" office:value="226672">
                <text:p>226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80">
                <text:p>2001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4820">
                <text:p>2248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556">
                <text:p>2265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5664">
                <text:p>225664</text:p>
              </table:table-cell>
              <table:table-cell office:value-type="float" office:value="226164">
                <text:p>226164</text:p>
              </table:table-cell>
              <table:table-cell office:value-type="float" office:value="200056">
                <text:p>200056</text:p>
              </table:table-cell>
              <table:table-cell office:value-type="float" office:value="225240">
                <text:p>225240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160">
                <text:p>200160</text:p>
              </table:table-cell>
              <table:table-cell office:value-type="float" office:value="200160">
                <text:p>200160</text:p>
              </table:table-cell>
              <table:table-cell office:value-type="float" office:value="200048">
                <text:p>200048</text:p>
              </table:table-cell>
              <table:table-cell office:value-type="float" office:value="209804">
                <text:p>209804</text:p>
              </table:table-cell>
              <table:table-cell office:value-type="float" office:value="200056">
                <text:p>200056</text:p>
              </table:table-cell>
              <table:table-cell office:value-type="float" office:value="226220">
                <text:p>2262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348">
                <text:p>2243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6052">
                <text:p>226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432">
                <text:p>2264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160">
                <text:p>200160</text:p>
              </table:table-cell>
              <table:table-cell office:value-type="float" office:value="225100">
                <text:p>225100</text:p>
              </table:table-cell>
              <table:table-cell office:value-type="float" office:value="200052">
                <text:p>200052</text:p>
              </table:table-cell>
              <table:table-cell office:value-type="float" office:value="227428">
                <text:p>227428</text:p>
              </table:table-cell>
              <table:table-cell office:value-type="float" office:value="200132">
                <text:p>2001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52">
                <text:p>200052</text:p>
              </table:table-cell>
              <table:table-cell office:value-type="float" office:value="207908">
                <text:p>207908</text:p>
              </table:table-cell>
              <table:table-cell office:value-type="float" office:value="200056">
                <text:p>200056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26360">
                <text:p>2263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56">
                <text:p>200056</text:p>
              </table:table-cell>
              <table:table-cell office:value-type="float" office:value="200144">
                <text:p>200144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616">
                <text:p>2246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132">
                <text:p>2321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524">
                <text:p>226524</text:p>
              </table:table-cell>
              <table:table-cell office:value-type="float" office:value="226524">
                <text:p>2265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160">
                <text:p>200160</text:p>
              </table:table-cell>
              <table:table-cell office:value-type="float" office:value="269656">
                <text:p>269656</text:p>
              </table:table-cell>
              <table:table-cell office:value-type="float" office:value="200052">
                <text:p>200052</text:p>
              </table:table-cell>
              <table:table-cell office:value-type="float" office:value="200072">
                <text:p>200072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56">
                <text:p>200056</text:p>
              </table:table-cell>
              <table:table-cell office:value-type="float" office:value="200208">
                <text:p>20020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248">
                <text:p>2262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40">
                <text:p>200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680">
                <text:p>2246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976">
                <text:p>22697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6652">
                <text:p>2266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816">
                <text:p>22681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160">
                <text:p>200160</text:p>
              </table:table-cell>
              <table:table-cell office:value-type="float" office:value="233388">
                <text:p>233388</text:p>
              </table:table-cell>
              <table:table-cell office:value-type="float" office:value="200064">
                <text:p>200064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440">
                <text:p>2264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312">
                <text:p>22431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788">
                <text:p>22678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5860">
                <text:p>225860</text:p>
              </table:table-cell>
              <table:table-cell office:value-type="float" office:value="226424">
                <text:p>226424</text:p>
              </table:table-cell>
              <table:table-cell office:value-type="float" office:value="200056">
                <text:p>200056</text:p>
              </table:table-cell>
              <table:table-cell office:value-type="float" office:value="226292">
                <text:p>22629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160">
                <text:p>200160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76">
                <text:p>200076</text:p>
              </table:table-cell>
              <table:table-cell office:value-type="float" office:value="200052">
                <text:p>200052</text:p>
              </table:table-cell>
              <table:table-cell office:value-type="float" office:value="226204">
                <text:p>226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408">
                <text:p>22340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556">
                <text:p>2265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344">
                <text:p>286344</text:p>
              </table:table-cell>
              <table:table-cell office:value-type="float" office:value="226312">
                <text:p>226312</text:p>
              </table:table-cell>
              <table:table-cell office:value-type="float" office:value="207840">
                <text:p>207840</text:p>
              </table:table-cell>
              <table:table-cell office:value-type="float" office:value="226836">
                <text:p>22683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836">
                <text:p>200836</text:p>
              </table:table-cell>
              <table:table-cell office:value-type="float" office:value="200128">
                <text:p>200128</text:p>
              </table:table-cell>
              <table:table-cell office:value-type="float" office:value="200104">
                <text:p>200104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  <table:table-cell office:value-type="float" office:value="226304">
                <text:p>226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240">
                <text:p>2252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5316">
                <text:p>23531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460">
                <text:p>2264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140">
                <text:p>200140</text:p>
              </table:table-cell>
              <table:table-cell office:value-type="float" office:value="226300">
                <text:p>226300</text:p>
              </table:table-cell>
              <table:table-cell office:value-type="float" office:value="200056">
                <text:p>200056</text:p>
              </table:table-cell>
              <table:table-cell office:value-type="float" office:value="226308">
                <text:p>226308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24868">
                <text:p>224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11208">
                <text:p>2112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200">
                <text:p>200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24840">
                <text:p>2248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7356">
                <text:p>2273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484">
                <text:p>22648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140">
                <text:p>200140</text:p>
              </table:table-cell>
              <table:table-cell office:value-type="float" office:value="226472">
                <text:p>226472</text:p>
              </table:table-cell>
              <table:table-cell office:value-type="float" office:value="200056">
                <text:p>200056</text:p>
              </table:table-cell>
              <table:table-cell office:value-type="float" office:value="226908">
                <text:p>226908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27400">
                <text:p>227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4348">
                <text:p>2243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20">
                <text:p>20012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6456">
                <text:p>2264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708">
                <text:p>226708</text:p>
              </table:table-cell>
              <table:table-cell office:value-type="float" office:value="225252">
                <text:p>2252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136">
                <text:p>200136</text:p>
              </table:table-cell>
              <table:table-cell office:value-type="float" office:value="226328">
                <text:p>226328</text:p>
              </table:table-cell>
              <table:table-cell office:value-type="float" office:value="200056">
                <text:p>200056</text:p>
              </table:table-cell>
              <table:table-cell office:value-type="float" office:value="200076">
                <text:p>20007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6524">
                <text:p>2265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7824">
                <text:p>2078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04">
                <text:p>20010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68">
                <text:p>200068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24172">
                <text:p>22417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896">
                <text:p>22689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6744">
                <text:p>226744</text:p>
              </table:table-cell>
              <table:table-cell office:value-type="float" office:value="226284">
                <text:p>226284</text:p>
              </table:table-cell>
              <table:table-cell office:value-type="float" office:value="200056">
                <text:p>200056</text:p>
              </table:table-cell>
              <table:table-cell office:value-type="float" office:value="226384">
                <text:p>226384</text:p>
              </table:table-cell>
              <table:table-cell office:value-type="float" office:value="200124">
                <text:p>200124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136">
                <text:p>20013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80">
                <text:p>20008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828">
                <text:p>2268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240">
                <text:p>2242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120">
                <text:p>2001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596">
                <text:p>22659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6400">
                <text:p>226400</text:p>
              </table:table-cell>
              <table:table-cell office:value-type="float" office:value="226156">
                <text:p>226156</text:p>
              </table:table-cell>
              <table:table-cell office:value-type="float" office:value="200060">
                <text:p>200060</text:p>
              </table:table-cell>
              <table:table-cell office:value-type="float" office:value="225100">
                <text:p>225100</text:p>
              </table:table-cell>
              <table:table-cell office:value-type="float" office:value="200132">
                <text:p>200132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140">
                <text:p>200140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7740">
                <text:p>207740</text:p>
              </table:table-cell>
              <table:table-cell office:value-type="float" office:value="200056">
                <text:p>200056</text:p>
              </table:table-cell>
              <table:table-cell office:value-type="float" office:value="226224">
                <text:p>226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64">
                <text:p>20006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204">
                <text:p>224204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6724">
                <text:p>22672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428">
                <text:p>2264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140">
                <text:p>200140</text:p>
              </table:table-cell>
              <table:table-cell office:value-type="float" office:value="225348">
                <text:p>225348</text:p>
              </table:table-cell>
              <table:table-cell office:value-type="float" office:value="200060">
                <text:p>200060</text:p>
              </table:table-cell>
              <table:table-cell office:value-type="float" office:value="227052">
                <text:p>227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52">
                <text:p>200052</text:p>
              </table:table-cell>
              <table:table-cell office:value-type="float" office:value="209716">
                <text:p>209716</text:p>
              </table:table-cell>
              <table:table-cell office:value-type="float" office:value="200056">
                <text:p>200056</text:p>
              </table:table-cell>
              <table:table-cell office:value-type="float" office:value="200080">
                <text:p>200080</text:p>
              </table:table-cell>
              <table:table-cell office:value-type="float" office:value="200052">
                <text:p>200052</text:p>
              </table:table-cell>
              <table:table-cell office:value-type="float" office:value="226308">
                <text:p>2263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224">
                <text:p>22422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5572">
                <text:p>2355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360">
                <text:p>2263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140">
                <text:p>200140</text:p>
              </table:table-cell>
              <table:table-cell office:value-type="float" office:value="227152">
                <text:p>227152</text:p>
              </table:table-cell>
              <table:table-cell office:value-type="float" office:value="200060">
                <text:p>200060</text:p>
              </table:table-cell>
              <table:table-cell office:value-type="float" office:value="226512">
                <text:p>226512</text:p>
              </table:table-cell>
              <table:table-cell office:value-type="float" office:value="200132">
                <text:p>2001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80">
                <text:p>200080</text:p>
              </table:table-cell>
              <table:table-cell office:value-type="float" office:value="200052">
                <text:p>200052</text:p>
              </table:table-cell>
              <table:table-cell office:value-type="float" office:value="226088">
                <text:p>2260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272">
                <text:p>22427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7252">
                <text:p>2272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396">
                <text:p>226396</text:p>
              </table:table-cell>
              <table:table-cell office:value-type="float" office:value="226320">
                <text:p>22632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140">
                <text:p>200140</text:p>
              </table:table-cell>
              <table:table-cell office:value-type="float" office:value="226636">
                <text:p>226636</text:p>
              </table:table-cell>
              <table:table-cell office:value-type="float" office:value="200056">
                <text:p>200056</text:p>
              </table:table-cell>
              <table:table-cell office:value-type="float" office:value="200068">
                <text:p>200068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632">
                <text:p>2266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308">
                <text:p>22430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6588">
                <text:p>22658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740">
                <text:p>226740</text:p>
              </table:table-cell>
              <table:table-cell office:value-type="float" office:value="226412">
                <text:p>22641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136">
                <text:p>200136</text:p>
              </table:table-cell>
              <table:table-cell office:value-type="float" office:value="226404">
                <text:p>226404</text:p>
              </table:table-cell>
              <table:table-cell office:value-type="float" office:value="200052">
                <text:p>200052</text:p>
              </table:table-cell>
              <table:table-cell office:value-type="float" office:value="200076">
                <text:p>200076</text:p>
              </table:table-cell>
              <table:table-cell office:value-type="float" office:value="200132">
                <text:p>2001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100">
                <text:p>226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596">
                <text:p>22359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492">
                <text:p>22649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640">
                <text:p>226640</text:p>
              </table:table-cell>
              <table:table-cell office:value-type="float" office:value="226456">
                <text:p>226456</text:p>
              </table:table-cell>
              <table:table-cell office:value-type="float" office:value="200052">
                <text:p>200052</text:p>
              </table:table-cell>
              <table:table-cell office:value-type="float" office:value="226728">
                <text:p>226728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136">
                <text:p>200136</text:p>
              </table:table-cell>
              <table:table-cell office:value-type="float" office:value="200128">
                <text:p>200128</text:p>
              </table:table-cell>
              <table:table-cell office:value-type="float" office:value="207704">
                <text:p>207704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00">
                <text:p>20010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26220">
                <text:p>2262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5156">
                <text:p>2251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6368">
                <text:p>22636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6348">
                <text:p>226348</text:p>
              </table:table-cell>
              <table:table-cell office:value-type="float" office:value="226344">
                <text:p>226344</text:p>
              </table:table-cell>
              <table:table-cell office:value-type="float" office:value="200052">
                <text:p>200052</text:p>
              </table:table-cell>
              <table:table-cell office:value-type="float" office:value="226440">
                <text:p>226440</text:p>
              </table:table-cell>
              <table:table-cell office:value-type="float" office:value="200132">
                <text:p>2001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136">
                <text:p>20013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80">
                <text:p>200080</text:p>
              </table:table-cell>
              <table:table-cell office:value-type="float" office:value="200060">
                <text:p>200060</text:p>
              </table:table-cell>
              <table:table-cell office:value-type="float" office:value="224836">
                <text:p>2248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1403032">
                <text:p>14030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720">
                <text:p>224720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352">
                <text:p>200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6348">
                <text:p>2263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296">
                <text:p>22629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136">
                <text:p>200136</text:p>
              </table:table-cell>
              <table:table-cell office:value-type="float" office:value="226332">
                <text:p>226332</text:p>
              </table:table-cell>
              <table:table-cell office:value-type="float" office:value="200052">
                <text:p>200052</text:p>
              </table:table-cell>
              <table:table-cell office:value-type="float" office:value="226352">
                <text:p>2263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80">
                <text:p>2000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088">
                <text:p>2270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348">
                <text:p>22434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6380">
                <text:p>226380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336">
                <text:p>22533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0140">
                <text:p>200140</text:p>
              </table:table-cell>
              <table:table-cell office:value-type="float" office:value="226404">
                <text:p>226404</text:p>
              </table:table-cell>
              <table:table-cell office:value-type="float" office:value="200052">
                <text:p>200052</text:p>
              </table:table-cell>
              <table:table-cell office:value-type="float" office:value="226352">
                <text:p>226352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80">
                <text:p>2000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34300">
                <text:p>2343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152">
                <text:p>2001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876">
                <text:p>2268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24216">
                <text:p>2242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392">
                <text:p>22639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26628">
                <text:p>226628</text:p>
              </table:table-cell>
              <table:table-cell office:value-type="float" office:value="229940">
                <text:p>22994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0140">
                <text:p>200140</text:p>
              </table:table-cell>
              <table:table-cell office:value-type="float" office:value="226456">
                <text:p>226456</text:p>
              </table:table-cell>
              <table:table-cell office:value-type="float" office:value="200056">
                <text:p>200056</text:p>
              </table:table-cell>
              <table:table-cell office:value-type="float" office:value="200076">
                <text:p>200076</text:p>
              </table:table-cell>
              <table:table-cell office:value-type="float" office:value="200080">
                <text:p>20008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0052">
                <text:p>200052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416">
                <text:p>2264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224">
                <text:p>22422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220">
                <text:p>22622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6240">
                <text:p>2262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548">
                <text:p>225548</text:p>
              </table:table-cell>
              <table:table-cell office:value-type="float" office:value="200080">
                <text:p>20008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0136">
                <text:p>200136</text:p>
              </table:table-cell>
              <table:table-cell office:value-type="float" office:value="226316">
                <text:p>226316</text:p>
              </table:table-cell>
              <table:table-cell office:value-type="float" office:value="200052">
                <text:p>200052</text:p>
              </table:table-cell>
              <table:table-cell office:value-type="float" office:value="207848">
                <text:p>2078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152">
                <text:p>2261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200">
                <text:p>22420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0">
                <text:p>2001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26268">
                <text:p>22626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6292">
                <text:p>226292</text:p>
              </table:table-cell>
              <table:table-cell office:value-type="float" office:value="225336">
                <text:p>225336</text:p>
              </table:table-cell>
              <table:table-cell office:value-type="float" office:value="200056">
                <text:p>200056</text:p>
              </table:table-cell>
              <table:table-cell office:value-type="float" office:value="227068">
                <text:p>227068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0140">
                <text:p>200140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84">
                <text:p>200084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052">
                <text:p>200052</text:p>
              </table:table-cell>
              <table:table-cell office:value-type="float" office:value="207840">
                <text:p>2078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212">
                <text:p>22421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144">
                <text:p>2261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936">
                <text:p>22593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2860">
                <text:p>232860</text:p>
              </table:table-cell>
              <table:table-cell office:value-type="float" office:value="227328">
                <text:p>227328</text:p>
              </table:table-cell>
              <table:table-cell office:value-type="float" office:value="200052">
                <text:p>200052</text:p>
              </table:table-cell>
              <table:table-cell office:value-type="float" office:value="226544">
                <text:p>226544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140">
                <text:p>200140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376">
                <text:p>2263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192">
                <text:p>2241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7260">
                <text:p>2272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072">
                <text:p>22607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136">
                <text:p>200136</text:p>
              </table:table-cell>
              <table:table-cell office:value-type="float" office:value="226592">
                <text:p>226592</text:p>
              </table:table-cell>
              <table:table-cell office:value-type="float" office:value="200052">
                <text:p>200052</text:p>
              </table:table-cell>
              <table:table-cell office:value-type="float" office:value="226280">
                <text:p>226280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26060">
                <text:p>2260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264">
                <text:p>2242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6896">
                <text:p>2268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080">
                <text:p>22608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136">
                <text:p>200136</text:p>
              </table:table-cell>
              <table:table-cell office:value-type="float" office:value="226412">
                <text:p>226412</text:p>
              </table:table-cell>
              <table:table-cell office:value-type="float" office:value="200052">
                <text:p>200052</text:p>
              </table:table-cell>
              <table:table-cell office:value-type="float" office:value="226304">
                <text:p>226304</text:p>
              </table:table-cell>
              <table:table-cell office:value-type="float" office:value="200076">
                <text:p>20007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0044">
                <text:p>2000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26420">
                <text:p>2264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3024">
                <text:p>2230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56">
                <text:p>2001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6500">
                <text:p>226500</text:p>
              </table:table-cell>
              <table:table-cell office:value-type="float" office:value="200056">
                <text:p>200056</text:p>
              </table:table-cell>
              <table:table-cell office:value-type="float" office:value="243828">
                <text:p>243828</text:p>
              </table:table-cell>
              <table:table-cell office:value-type="float" office:value="226544">
                <text:p>226544</text:p>
              </table:table-cell>
              <table:table-cell office:value-type="float" office:value="225772">
                <text:p>22577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136">
                <text:p>200136</text:p>
              </table:table-cell>
              <table:table-cell office:value-type="float" office:value="226316">
                <text:p>226316</text:p>
              </table:table-cell>
              <table:table-cell office:value-type="float" office:value="208864">
                <text:p>208864</text:p>
              </table:table-cell>
              <table:table-cell office:value-type="float" office:value="200084">
                <text:p>200084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100">
                <text:p>20010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5452">
                <text:p>23545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64">
                <text:p>20016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32208">
                <text:p>23220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25004">
                <text:p>2250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36">
                <text:p>2001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688">
                <text:p>22568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6356">
                <text:p>2263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700">
                <text:p>226700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140">
                <text:p>200140</text:p>
              </table:table-cell>
              <table:table-cell office:value-type="float" office:value="226328">
                <text:p>226328</text:p>
              </table:table-cell>
              <table:table-cell office:value-type="float" office:value="200052">
                <text:p>200052</text:p>
              </table:table-cell>
              <table:table-cell office:value-type="float" office:value="200076">
                <text:p>200076</text:p>
              </table:table-cell>
              <table:table-cell office:value-type="float" office:value="200052">
                <text:p>200052</text:p>
              </table:table-cell>
              <table:table-cell office:value-type="float" office:value="211256">
                <text:p>2112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36">
                <text:p>200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936">
                <text:p>2249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640">
                <text:p>2276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6124">
                <text:p>2261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6324">
                <text:p>226324</text:p>
              </table:table-cell>
              <table:table-cell office:value-type="float" office:value="226420">
                <text:p>226420</text:p>
              </table:table-cell>
              <table:table-cell office:value-type="float" office:value="200052">
                <text:p>200052</text:p>
              </table:table-cell>
              <table:table-cell office:value-type="float" office:value="226244">
                <text:p>226244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136">
                <text:p>20013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496">
                <text:p>2264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020">
                <text:p>2250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52">
                <text:p>2001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6440">
                <text:p>226440</text:p>
              </table:table-cell>
              <table:table-cell office:value-type="float" office:value="200168">
                <text:p>20016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272">
                <text:p>22527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140">
                <text:p>200140</text:p>
              </table:table-cell>
              <table:table-cell office:value-type="float" office:value="226808">
                <text:p>226808</text:p>
              </table:table-cell>
              <table:table-cell office:value-type="float" office:value="200056">
                <text:p>200056</text:p>
              </table:table-cell>
              <table:table-cell office:value-type="float" office:value="226376">
                <text:p>226376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  <table:table-cell office:value-type="float" office:value="200080">
                <text:p>2000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8456">
                <text:p>2084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692">
                <text:p>2266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468">
                <text:p>22446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6364">
                <text:p>22636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524">
                <text:p>2265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140">
                <text:p>200140</text:p>
              </table:table-cell>
              <table:table-cell office:value-type="float" office:value="226408">
                <text:p>226408</text:p>
              </table:table-cell>
              <table:table-cell office:value-type="float" office:value="200056">
                <text:p>200056</text:p>
              </table:table-cell>
              <table:table-cell office:value-type="float" office:value="226596">
                <text:p>226596</text:p>
              </table:table-cell>
              <table:table-cell office:value-type="float" office:value="200088">
                <text:p>20008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26188">
                <text:p>2261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724">
                <text:p>224724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152">
                <text:p>2001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26420">
                <text:p>2264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5804">
                <text:p>22580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140">
                <text:p>200140</text:p>
              </table:table-cell>
              <table:table-cell office:value-type="float" office:value="226408">
                <text:p>226408</text:p>
              </table:table-cell>
              <table:table-cell office:value-type="float" office:value="200052">
                <text:p>200052</text:p>
              </table:table-cell>
              <table:table-cell office:value-type="float" office:value="225168">
                <text:p>225168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7792">
                <text:p>207792</text:p>
              </table:table-cell>
              <table:table-cell office:value-type="float" office:value="200276">
                <text:p>2002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8">
                <text:p>20006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26600">
                <text:p>2266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676">
                <text:p>2246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4">
                <text:p>2001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6396">
                <text:p>2263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960">
                <text:p>226960</text:p>
              </table:table-cell>
              <table:table-cell office:value-type="float" office:value="225784">
                <text:p>22578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0140">
                <text:p>200140</text:p>
              </table:table-cell>
              <table:table-cell office:value-type="float" office:value="225556">
                <text:p>225556</text:p>
              </table:table-cell>
              <table:table-cell office:value-type="float" office:value="200056">
                <text:p>200056</text:p>
              </table:table-cell>
              <table:table-cell office:value-type="float" office:value="200080">
                <text:p>200080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52">
                <text:p>200052</text:p>
              </table:table-cell>
              <table:table-cell office:value-type="float" office:value="208000">
                <text:p>20800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0184">
                <text:p>20018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676">
                <text:p>2246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136">
                <text:p>2261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4">
                <text:p>20012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152">
                <text:p>2001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5756">
                <text:p>2257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2976">
                <text:p>2329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732">
                <text:p>226732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0136">
                <text:p>200136</text:p>
              </table:table-cell>
              <table:table-cell office:value-type="float" office:value="226860">
                <text:p>226860</text:p>
              </table:table-cell>
              <table:table-cell office:value-type="float" office:value="200052">
                <text:p>200052</text:p>
              </table:table-cell>
              <table:table-cell office:value-type="float" office:value="200080">
                <text:p>20008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640">
                <text:p>2246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26160">
                <text:p>22616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168">
                <text:p>2001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672">
                <text:p>22567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7128">
                <text:p>227128</text:p>
              </table:table-cell>
              <table:table-cell office:value-type="float" office:value="226552">
                <text:p>226552</text:p>
              </table:table-cell>
              <table:table-cell office:value-type="float" office:value="200056">
                <text:p>200056</text:p>
              </table:table-cell>
              <table:table-cell office:value-type="float" office:value="226356">
                <text:p>2263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136">
                <text:p>20013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68">
                <text:p>20006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032">
                <text:p>2260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728">
                <text:p>22472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140">
                <text:p>2001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6556">
                <text:p>2265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132">
                <text:p>22613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136">
                <text:p>200136</text:p>
              </table:table-cell>
              <table:table-cell office:value-type="float" office:value="226384">
                <text:p>226384</text:p>
              </table:table-cell>
              <table:table-cell office:value-type="float" office:value="200052">
                <text:p>200052</text:p>
              </table:table-cell>
              <table:table-cell office:value-type="float" office:value="226164">
                <text:p>226164</text:p>
              </table:table-cell>
              <table:table-cell office:value-type="float" office:value="200092">
                <text:p>20009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056">
                <text:p>200056</text:p>
              </table:table-cell>
              <table:table-cell office:value-type="float" office:value="200132">
                <text:p>200132</text:p>
              </table:table-cell>
              <table:table-cell office:value-type="float" office:value="200052">
                <text:p>200052</text:p>
              </table:table-cell>
              <table:table-cell office:value-type="float" office:value="200076">
                <text:p>2000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26608">
                <text:p>2266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576">
                <text:p>22357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6748">
                <text:p>2267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848">
                <text:p>2258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0140">
                <text:p>200140</text:p>
              </table:table-cell>
              <table:table-cell office:value-type="float" office:value="226556">
                <text:p>226556</text:p>
              </table:table-cell>
              <table:table-cell office:value-type="float" office:value="208848">
                <text:p>208848</text:p>
              </table:table-cell>
              <table:table-cell office:value-type="float" office:value="226672">
                <text:p>226672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104">
                <text:p>200104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8">
                <text:p>200068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948">
                <text:p>2249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5396">
                <text:p>2253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6728">
                <text:p>2267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692">
                <text:p>22569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0140">
                <text:p>200140</text:p>
              </table:table-cell>
              <table:table-cell office:value-type="float" office:value="226320">
                <text:p>226320</text:p>
              </table:table-cell>
              <table:table-cell office:value-type="float" office:value="200052">
                <text:p>200052</text:p>
              </table:table-cell>
              <table:table-cell office:value-type="float" office:value="226316">
                <text:p>226316</text:p>
              </table:table-cell>
              <table:table-cell office:value-type="float" office:value="200064">
                <text:p>200064</text:p>
              </table:table-cell>
              <table:table-cell office:value-type="float" office:value="1371164">
                <text:p>13711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68">
                <text:p>200068</text:p>
              </table:table-cell>
              <table:table-cell office:value-type="float" office:value="200052">
                <text:p>200052</text:p>
              </table:table-cell>
              <table:table-cell office:value-type="float" office:value="241688">
                <text:p>2416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120">
                <text:p>2001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324">
                <text:p>224324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6744">
                <text:p>22674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288">
                <text:p>226288</text:p>
              </table:table-cell>
              <table:table-cell office:value-type="float" office:value="225732">
                <text:p>2257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0140">
                <text:p>200140</text:p>
              </table:table-cell>
              <table:table-cell office:value-type="float" office:value="226340">
                <text:p>226340</text:p>
              </table:table-cell>
              <table:table-cell office:value-type="float" office:value="200052">
                <text:p>200052</text:p>
              </table:table-cell>
              <table:table-cell office:value-type="float" office:value="200084">
                <text:p>200084</text:p>
              </table:table-cell>
              <table:table-cell office:value-type="float" office:value="200072">
                <text:p>20007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0052">
                <text:p>200052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7696">
                <text:p>2276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08">
                <text:p>2001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160">
                <text:p>22416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892">
                <text:p>22489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6600">
                <text:p>22660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592">
                <text:p>226592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136">
                <text:p>200136</text:p>
              </table:table-cell>
              <table:table-cell office:value-type="float" office:value="226372">
                <text:p>226372</text:p>
              </table:table-cell>
              <table:table-cell office:value-type="float" office:value="200056">
                <text:p>200056</text:p>
              </table:table-cell>
              <table:table-cell office:value-type="float" office:value="200072">
                <text:p>20007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26324">
                <text:p>2263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0">
                <text:p>2001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7992">
                <text:p>20799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72">
                <text:p>20007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192">
                <text:p>2241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400">
                <text:p>2264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26780">
                <text:p>226780</text:p>
              </table:table-cell>
              <table:table-cell office:value-type="float" office:value="226360">
                <text:p>226360</text:p>
              </table:table-cell>
              <table:table-cell office:value-type="float" office:value="200056">
                <text:p>200056</text:p>
              </table:table-cell>
              <table:table-cell office:value-type="float" office:value="226732">
                <text:p>226732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0136">
                <text:p>200136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  <table:table-cell office:value-type="float" office:value="200080">
                <text:p>2000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596">
                <text:p>2265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140">
                <text:p>2241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26716">
                <text:p>2267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327072">
                <text:p>32707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0140">
                <text:p>200140</text:p>
              </table:table-cell>
              <table:table-cell office:value-type="float" office:value="226320">
                <text:p>226320</text:p>
              </table:table-cell>
              <table:table-cell office:value-type="float" office:value="200052">
                <text:p>200052</text:p>
              </table:table-cell>
              <table:table-cell office:value-type="float" office:value="225064">
                <text:p>225064</text:p>
              </table:table-cell>
              <table:table-cell office:value-type="float" office:value="200908">
                <text:p>20090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0052">
                <text:p>200052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35660">
                <text:p>235660</text:p>
              </table:table-cell>
              <table:table-cell office:value-type="float" office:value="200060">
                <text:p>200060</text:p>
              </table:table-cell>
              <table:table-cell office:value-type="float" office:value="226164">
                <text:p>2261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30248">
                <text:p>230248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88">
                <text:p>2000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116">
                <text:p>22411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24320">
                <text:p>2243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27052">
                <text:p>227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6676">
                <text:p>22667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61592">
                <text:p>261592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0140">
                <text:p>200140</text:p>
              </table:table-cell>
              <table:table-cell office:value-type="float" office:value="225416">
                <text:p>225416</text:p>
              </table:table-cell>
              <table:table-cell office:value-type="float" office:value="200056">
                <text:p>200056</text:p>
              </table:table-cell>
              <table:table-cell office:value-type="float" office:value="200212">
                <text:p>20021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0052">
                <text:p>200052</text:p>
              </table:table-cell>
              <table:table-cell office:value-type="float" office:value="207816">
                <text:p>20781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188">
                <text:p>2261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092">
                <text:p>2240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0">
                <text:p>200120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040">
                <text:p>22604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32872">
                <text:p>2328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332">
                <text:p>22733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0136">
                <text:p>200136</text:p>
              </table:table-cell>
              <table:table-cell office:value-type="float" office:value="226836">
                <text:p>226836</text:p>
              </table:table-cell>
              <table:table-cell office:value-type="float" office:value="200052">
                <text:p>200052</text:p>
              </table:table-cell>
              <table:table-cell office:value-type="float" office:value="200144">
                <text:p>2001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29940">
                <text:p>229940</text:p>
              </table:table-cell>
              <table:table-cell office:value-type="float" office:value="200052">
                <text:p>200052</text:p>
              </table:table-cell>
              <table:table-cell office:value-type="float" office:value="226064">
                <text:p>2260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5464">
                <text:p>23546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96">
                <text:p>20019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57432">
                <text:p>2574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1640">
                <text:p>2216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152">
                <text:p>224152</text:p>
              </table:table-cell>
              <table:table-cell office:value-type="float" office:value="200104">
                <text:p>20010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32452">
                <text:p>232452</text:p>
              </table:table-cell>
              <table:table-cell office:value-type="float" office:value="229744">
                <text:p>22974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7188">
                <text:p>2271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0136">
                <text:p>200136</text:p>
              </table:table-cell>
              <table:table-cell office:value-type="float" office:value="226548">
                <text:p>2265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472">
                <text:p>2264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960">
                <text:p>225960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3504">
                <text:p>2235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76">
                <text:p>2000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076">
                <text:p>22407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0640">
                <text:p>230640</text:p>
              </table:table-cell>
              <table:table-cell office:value-type="float" office:value="226520">
                <text:p>2265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26932">
                <text:p>226932</text:p>
              </table:table-cell>
              <table:table-cell office:value-type="float" office:value="226348">
                <text:p>226348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0136">
                <text:p>20013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172">
                <text:p>2261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08">
                <text:p>2001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136">
                <text:p>2271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3116">
                <text:p>223116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29936">
                <text:p>2299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46896">
                <text:p>246896</text:p>
              </table:table-cell>
              <table:table-cell office:value-type="float" office:value="268036">
                <text:p>26803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26876">
                <text:p>226876</text:p>
              </table:table-cell>
              <table:table-cell office:value-type="float" office:value="226336">
                <text:p>226336</text:p>
              </table:table-cell>
              <table:table-cell office:value-type="float" office:value="212416">
                <text:p>212416</text:p>
              </table:table-cell>
              <table:table-cell office:value-type="float" office:value="221848">
                <text:p>221848</text:p>
              </table:table-cell>
              <table:table-cell office:value-type="float" office:value="200284">
                <text:p>20028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0136">
                <text:p>200136</text:p>
              </table:table-cell>
              <table:table-cell office:value-type="float" office:value="200124">
                <text:p>200124</text:p>
              </table:table-cell>
              <table:table-cell office:value-type="float" office:value="200564">
                <text:p>200564</text:p>
              </table:table-cell>
              <table:table-cell office:value-type="float" office:value="200104">
                <text:p>2001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240">
                <text:p>225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11808">
                <text:p>2118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972">
                <text:p>2259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00">
                <text:p>200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8">
                <text:p>200168</text:p>
              </table:table-cell>
              <table:table-cell office:value-type="float" office:value="221776">
                <text:p>2217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1936">
                <text:p>231936</text:p>
              </table:table-cell>
              <table:table-cell office:value-type="float" office:value="227088">
                <text:p>22708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6392">
                <text:p>2263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524">
                <text:p>226524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0136">
                <text:p>200136</text:p>
              </table:table-cell>
              <table:table-cell office:value-type="float" office:value="226376">
                <text:p>226376</text:p>
              </table:table-cell>
              <table:table-cell office:value-type="float" office:value="200052">
                <text:p>200052</text:p>
              </table:table-cell>
              <table:table-cell office:value-type="float" office:value="200088">
                <text:p>20008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460">
                <text:p>22746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472">
                <text:p>22447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48">
                <text:p>200148</text:p>
              </table:table-cell>
              <table:table-cell office:value-type="float" office:value="230036">
                <text:p>23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25660">
                <text:p>2256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6744">
                <text:p>2267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140">
                <text:p>200140</text:p>
              </table:table-cell>
              <table:table-cell office:value-type="float" office:value="226532">
                <text:p>2265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26276">
                <text:p>226276</text:p>
              </table:table-cell>
              <table:table-cell office:value-type="float" office:value="200052">
                <text:p>200052</text:p>
              </table:table-cell>
              <table:table-cell office:value-type="float" office:value="226852">
                <text:p>226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152">
                <text:p>2001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508">
                <text:p>22450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42808">
                <text:p>242808</text:p>
              </table:table-cell>
              <table:table-cell office:value-type="float" office:value="200188">
                <text:p>20018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1732">
                <text:p>22173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224">
                <text:p>224224</text:p>
              </table:table-cell>
              <table:table-cell office:value-type="float" office:value="200088">
                <text:p>20008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  <table:table-cell office:value-type="float" office:value="231684">
                <text:p>2316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24">
                <text:p>200124</text:p>
              </table:table-cell>
              <table:table-cell office:value-type="float" office:value="228124">
                <text:p>2281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26684">
                <text:p>22668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0136">
                <text:p>200136</text:p>
              </table:table-cell>
              <table:table-cell office:value-type="float" office:value="226296">
                <text:p>22629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320">
                <text:p>2263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10296">
                <text:p>210296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896">
                <text:p>2258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232">
                <text:p>22323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88">
                <text:p>20008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244">
                <text:p>224244</text:p>
              </table:table-cell>
              <table:table-cell office:value-type="float" office:value="229956">
                <text:p>2299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44">
                <text:p>200144</text:p>
              </table:table-cell>
              <table:table-cell office:value-type="float" office:value="200128">
                <text:p>200128</text:p>
              </table:table-cell>
              <table:table-cell office:value-type="float" office:value="226572">
                <text:p>22657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6692">
                <text:p>22669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0136">
                <text:p>200136</text:p>
              </table:table-cell>
              <table:table-cell office:value-type="float" office:value="226372">
                <text:p>22637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804">
                <text:p>2268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400">
                <text:p>22640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4116">
                <text:p>224116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48">
                <text:p>200148</text:p>
              </table:table-cell>
              <table:table-cell office:value-type="float" office:value="228644">
                <text:p>228644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7404">
                <text:p>227404</text:p>
              </table:table-cell>
              <table:table-cell office:value-type="float" office:value="225532">
                <text:p>22553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96">
                <text:p>200096</text:p>
              </table:table-cell>
              <table:table-cell office:value-type="float" office:value="200068">
                <text:p>200068</text:p>
              </table:table-cell>
              <table:table-cell office:value-type="float" office:value="200108">
                <text:p>20010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6468">
                <text:p>226468</text:p>
              </table:table-cell>
              <table:table-cell office:value-type="float" office:value="226352">
                <text:p>2263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0136">
                <text:p>200136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  <table:table-cell office:value-type="float" office:value="246224">
                <text:p>246224</text:p>
              </table:table-cell>
              <table:table-cell office:value-type="float" office:value="232708">
                <text:p>23270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21532">
                <text:p>221532</text:p>
              </table:table-cell>
              <table:table-cell office:value-type="float" office:value="200192">
                <text:p>200192</text:p>
              </table:table-cell>
              <table:table-cell office:value-type="float" office:value="226268">
                <text:p>2262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04">
                <text:p>200104</text:p>
              </table:table-cell>
              <table:table-cell office:value-type="float" office:value="200056">
                <text:p>200056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252">
                <text:p>224252</text:p>
              </table:table-cell>
              <table:table-cell office:value-type="float" office:value="232016">
                <text:p>23201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44">
                <text:p>200144</text:p>
              </table:table-cell>
              <table:table-cell office:value-type="float" office:value="225820">
                <text:p>22582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30508">
                <text:p>23050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380">
                <text:p>223380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6860">
                <text:p>226860</text:p>
              </table:table-cell>
              <table:table-cell office:value-type="float" office:value="225260">
                <text:p>225260</text:p>
              </table:table-cell>
              <table:table-cell office:value-type="float" office:value="200056">
                <text:p>200056</text:p>
              </table:table-cell>
              <table:table-cell office:value-type="float" office:value="200088">
                <text:p>2000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0136">
                <text:p>200136</text:p>
              </table:table-cell>
              <table:table-cell office:value-type="float" office:value="208540">
                <text:p>2085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632">
                <text:p>2266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24128">
                <text:p>224128</text:p>
              </table:table-cell>
              <table:table-cell office:value-type="float" office:value="230284">
                <text:p>23028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4">
                <text:p>200144</text:p>
              </table:table-cell>
              <table:table-cell office:value-type="float" office:value="200124">
                <text:p>20012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888">
                <text:p>22588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5580">
                <text:p>22558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8128">
                <text:p>208128</text:p>
              </table:table-cell>
              <table:table-cell office:value-type="float" office:value="226876">
                <text:p>2268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0120">
                <text:p>200120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26748">
                <text:p>226748</text:p>
              </table:table-cell>
              <table:table-cell office:value-type="float" office:value="200056">
                <text:p>200056</text:p>
              </table:table-cell>
              <table:table-cell office:value-type="float" office:value="226240">
                <text:p>2262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00">
                <text:p>200100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41776">
                <text:p>2417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52488">
                <text:p>252488</text:p>
              </table:table-cell>
              <table:table-cell office:value-type="float" office:value="246080">
                <text:p>24608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4224">
                <text:p>224224</text:p>
              </table:table-cell>
              <table:table-cell office:value-type="float" office:value="200164">
                <text:p>200164</text:p>
              </table:table-cell>
              <table:table-cell office:value-type="float" office:value="200232">
                <text:p>20023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48">
                <text:p>200148</text:p>
              </table:table-cell>
              <table:table-cell office:value-type="float" office:value="200060">
                <text:p>200060</text:p>
              </table:table-cell>
              <table:table-cell office:value-type="float" office:value="232820">
                <text:p>2328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7248">
                <text:p>2272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0136">
                <text:p>200136</text:p>
              </table:table-cell>
              <table:table-cell office:value-type="float" office:value="226784">
                <text:p>22678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640">
                <text:p>2266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932">
                <text:p>22593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22992">
                <text:p>2229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84">
                <text:p>200084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30108">
                <text:p>23010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172">
                <text:p>22417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44">
                <text:p>200144</text:p>
              </table:table-cell>
              <table:table-cell office:value-type="float" office:value="200052">
                <text:p>200052</text:p>
              </table:table-cell>
              <table:table-cell office:value-type="float" office:value="225764">
                <text:p>2257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648">
                <text:p>2266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0140">
                <text:p>200140</text:p>
              </table:table-cell>
              <table:table-cell office:value-type="float" office:value="226340">
                <text:p>2263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152">
                <text:p>2261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08">
                <text:p>2001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432">
                <text:p>22643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9812">
                <text:p>22981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696">
                <text:p>223696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48">
                <text:p>200148</text:p>
              </table:table-cell>
              <table:table-cell office:value-type="float" office:value="200052">
                <text:p>200052</text:p>
              </table:table-cell>
              <table:table-cell office:value-type="float" office:value="225708">
                <text:p>225708</text:p>
              </table:table-cell>
              <table:table-cell office:value-type="float" office:value="200068">
                <text:p>2000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6960">
                <text:p>2269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0140">
                <text:p>200140</text:p>
              </table:table-cell>
              <table:table-cell office:value-type="float" office:value="226488">
                <text:p>226488</text:p>
              </table:table-cell>
              <table:table-cell office:value-type="float" office:value="208128">
                <text:p>208128</text:p>
              </table:table-cell>
              <table:table-cell office:value-type="float" office:value="245948">
                <text:p>2459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140">
                <text:p>200140</text:p>
              </table:table-cell>
              <table:table-cell office:value-type="float" office:value="221516">
                <text:p>221516</text:p>
              </table:table-cell>
              <table:table-cell office:value-type="float" office:value="225048">
                <text:p>225048</text:p>
              </table:table-cell>
              <table:table-cell office:value-type="float" office:value="225384">
                <text:p>2253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9428">
                <text:p>209428</text:p>
              </table:table-cell>
              <table:table-cell office:value-type="float" office:value="200096">
                <text:p>200096</text:p>
              </table:table-cell>
              <table:table-cell office:value-type="float" office:value="200192">
                <text:p>200192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40">
                <text:p>2001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30904">
                <text:p>230904</text:p>
              </table:table-cell>
              <table:table-cell office:value-type="float" office:value="200056">
                <text:p>200056</text:p>
              </table:table-cell>
              <table:table-cell office:value-type="float" office:value="1800480">
                <text:p>18004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8060">
                <text:p>228060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352">
                <text:p>200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172">
                <text:p>200172</text:p>
              </table:table-cell>
              <table:table-cell office:value-type="float" office:value="225856">
                <text:p>2258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29208">
                <text:p>229208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2944">
                <text:p>222944</text:p>
              </table:table-cell>
              <table:table-cell office:value-type="float" office:value="200104">
                <text:p>20010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6756">
                <text:p>226756</text:p>
              </table:table-cell>
              <table:table-cell office:value-type="float" office:value="226308">
                <text:p>226308</text:p>
              </table:table-cell>
              <table:table-cell office:value-type="float" office:value="200056">
                <text:p>200056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0140">
                <text:p>200140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7904">
                <text:p>2279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30108">
                <text:p>230108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764">
                <text:p>224764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48">
                <text:p>2001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25524">
                <text:p>2255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6712">
                <text:p>226712</text:p>
              </table:table-cell>
              <table:table-cell office:value-type="float" office:value="226308">
                <text:p>22630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0136">
                <text:p>20013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26396">
                <text:p>2263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6164">
                <text:p>2261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74084">
                <text:p>274084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25012">
                <text:p>2250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0132">
                <text:p>230132</text:p>
              </table:table-cell>
              <table:table-cell office:value-type="float" office:value="200104">
                <text:p>200104</text:p>
              </table:table-cell>
              <table:table-cell office:value-type="float" office:value="232856">
                <text:p>2328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52">
                <text:p>200152</text:p>
              </table:table-cell>
              <table:table-cell office:value-type="float" office:value="200056">
                <text:p>200056</text:p>
              </table:table-cell>
              <table:table-cell office:value-type="float" office:value="229904">
                <text:p>22990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6500">
                <text:p>22650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0136">
                <text:p>200136</text:p>
              </table:table-cell>
              <table:table-cell office:value-type="float" office:value="226348">
                <text:p>2263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9672">
                <text:p>20967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2388">
                <text:p>222388</text:p>
              </table:table-cell>
              <table:table-cell office:value-type="float" office:value="200096">
                <text:p>20009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104">
                <text:p>20010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2796">
                <text:p>22279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92">
                <text:p>200092</text:p>
              </table:table-cell>
              <table:table-cell office:value-type="float" office:value="200056">
                <text:p>200056</text:p>
              </table:table-cell>
              <table:table-cell office:value-type="float" office:value="226524">
                <text:p>2265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30092">
                <text:p>230092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51944">
                <text:p>251944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212">
                <text:p>200212</text:p>
              </table:table-cell>
              <table:table-cell office:value-type="float" office:value="200056">
                <text:p>200056</text:p>
              </table:table-cell>
              <table:table-cell office:value-type="float" office:value="226360">
                <text:p>2263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6660">
                <text:p>2266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0140">
                <text:p>200140</text:p>
              </table:table-cell>
              <table:table-cell office:value-type="float" office:value="226512">
                <text:p>2265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0052">
                <text:p>200052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504">
                <text:p>225504</text:p>
              </table:table-cell>
              <table:table-cell office:value-type="float" office:value="200056">
                <text:p>200056</text:p>
              </table:table-cell>
              <table:table-cell office:value-type="float" office:value="226164">
                <text:p>2261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5928">
                <text:p>235928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08">
                <text:p>20010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252">
                <text:p>225252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4">
                <text:p>200164</text:p>
              </table:table-cell>
              <table:table-cell office:value-type="float" office:value="200056">
                <text:p>200056</text:p>
              </table:table-cell>
              <table:table-cell office:value-type="float" office:value="225556">
                <text:p>2255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31424">
                <text:p>231424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6696">
                <text:p>2266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11340">
                <text:p>2113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0136">
                <text:p>200136</text:p>
              </table:table-cell>
              <table:table-cell office:value-type="float" office:value="226272">
                <text:p>226272</text:p>
              </table:table-cell>
              <table:table-cell office:value-type="float" office:value="200056">
                <text:p>200056</text:p>
              </table:table-cell>
              <table:table-cell office:value-type="float" office:value="221612">
                <text:p>22161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88">
                <text:p>200088</text:p>
              </table:table-cell>
              <table:table-cell office:value-type="float" office:value="224572">
                <text:p>22457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88">
                <text:p>20018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32420">
                <text:p>232420</text:p>
              </table:table-cell>
              <table:table-cell office:value-type="float" office:value="200052">
                <text:p>200052</text:p>
              </table:table-cell>
              <table:table-cell office:value-type="float" office:value="226032">
                <text:p>2260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  <table:table-cell office:value-type="float" office:value="200108">
                <text:p>2001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860">
                <text:p>224860</text:p>
              </table:table-cell>
              <table:table-cell office:value-type="float" office:value="225672">
                <text:p>22567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52">
                <text:p>200152</text:p>
              </table:table-cell>
              <table:table-cell office:value-type="float" office:value="223340">
                <text:p>2233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60">
                <text:p>200060</text:p>
              </table:table-cell>
              <table:table-cell office:value-type="float" office:value="200088">
                <text:p>200088</text:p>
              </table:table-cell>
              <table:table-cell office:value-type="float" office:value="229632">
                <text:p>2296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6684">
                <text:p>226684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0136">
                <text:p>200136</text:p>
              </table:table-cell>
              <table:table-cell office:value-type="float" office:value="225272">
                <text:p>2252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0052">
                <text:p>200052</text:p>
              </table:table-cell>
              <table:table-cell office:value-type="float" office:value="207992">
                <text:p>2079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9988">
                <text:p>22998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26376">
                <text:p>22637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24536">
                <text:p>2245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52">
                <text:p>200152</text:p>
              </table:table-cell>
              <table:table-cell office:value-type="float" office:value="200056">
                <text:p>200056</text:p>
              </table:table-cell>
              <table:table-cell office:value-type="float" office:value="225900">
                <text:p>22590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3144">
                <text:p>233144</text:p>
              </table:table-cell>
              <table:table-cell office:value-type="float" office:value="226864">
                <text:p>226864</text:p>
              </table:table-cell>
              <table:table-cell office:value-type="float" office:value="200064">
                <text:p>200064</text:p>
              </table:table-cell>
              <table:table-cell office:value-type="float" office:value="226496">
                <text:p>22649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0140">
                <text:p>200140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42316">
                <text:p>24231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31780">
                <text:p>2317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24992">
                <text:p>224992</text:p>
              </table:table-cell>
              <table:table-cell office:value-type="float" office:value="200056">
                <text:p>200056</text:p>
              </table:table-cell>
              <table:table-cell office:value-type="float" office:value="226124">
                <text:p>2261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  <table:table-cell office:value-type="float" office:value="200064">
                <text:p>200064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45672">
                <text:p>245672</text:p>
              </table:table-cell>
              <table:table-cell office:value-type="float" office:value="200056">
                <text:p>200056</text:p>
              </table:table-cell>
              <table:table-cell office:value-type="float" office:value="226832">
                <text:p>22683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76">
                <text:p>200176</text:p>
              </table:table-cell>
              <table:table-cell office:value-type="float" office:value="200052">
                <text:p>200052</text:p>
              </table:table-cell>
              <table:table-cell office:value-type="float" office:value="230056">
                <text:p>23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7304">
                <text:p>227304</text:p>
              </table:table-cell>
              <table:table-cell office:value-type="float" office:value="200048">
                <text:p>2000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0140">
                <text:p>200140</text:p>
              </table:table-cell>
              <table:table-cell office:value-type="float" office:value="226644">
                <text:p>2266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22300">
                <text:p>22230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2836">
                <text:p>2228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88">
                <text:p>2000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30240">
                <text:p>2302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26144">
                <text:p>2261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428">
                <text:p>2254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172">
                <text:p>200172</text:p>
              </table:table-cell>
              <table:table-cell office:value-type="float" office:value="200052">
                <text:p>200052</text:p>
              </table:table-cell>
              <table:table-cell office:value-type="float" office:value="225624">
                <text:p>22562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6584">
                <text:p>22658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0136">
                <text:p>200136</text:p>
              </table:table-cell>
              <table:table-cell office:value-type="float" office:value="226412">
                <text:p>22641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4">
                <text:p>2000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804">
                <text:p>226804</text:p>
              </table:table-cell>
              <table:table-cell office:value-type="float" office:value="200064">
                <text:p>20006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884">
                <text:p>226884</text:p>
              </table:table-cell>
              <table:table-cell office:value-type="float" office:value="200056">
                <text:p>200056</text:p>
              </table:table-cell>
              <table:table-cell office:value-type="float" office:value="224840">
                <text:p>22484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3548">
                <text:p>2235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0">
                <text:p>200160</text:p>
              </table:table-cell>
              <table:table-cell office:value-type="float" office:value="200056">
                <text:p>200056</text:p>
              </table:table-cell>
              <table:table-cell office:value-type="float" office:value="225396">
                <text:p>22539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  <table:table-cell office:value-type="float" office:value="212484">
                <text:p>2124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6392">
                <text:p>22639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41544">
                <text:p>241544</text:p>
              </table:table-cell>
              <table:table-cell office:value-type="float" office:value="200056">
                <text:p>200056</text:p>
              </table:table-cell>
              <table:table-cell office:value-type="float" office:value="200100">
                <text:p>2001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0140">
                <text:p>200140</text:p>
              </table:table-cell>
              <table:table-cell office:value-type="float" office:value="226348">
                <text:p>226348</text:p>
              </table:table-cell>
              <table:table-cell office:value-type="float" office:value="208604">
                <text:p>208604</text:p>
              </table:table-cell>
              <table:table-cell office:value-type="float" office:value="221208">
                <text:p>22120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148">
                <text:p>200148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1724">
                <text:p>231724</text:p>
              </table:table-cell>
              <table:table-cell office:value-type="float" office:value="241936">
                <text:p>24193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40">
                <text:p>200140</text:p>
              </table:table-cell>
              <table:table-cell office:value-type="float" office:value="200192">
                <text:p>20019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7180">
                <text:p>2271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896">
                <text:p>2258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5152">
                <text:p>225152</text:p>
              </table:table-cell>
              <table:table-cell office:value-type="float" office:value="200100">
                <text:p>200100</text:p>
              </table:table-cell>
              <table:table-cell office:value-type="float" office:value="232620">
                <text:p>2326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68">
                <text:p>200168</text:p>
              </table:table-cell>
              <table:table-cell office:value-type="float" office:value="223068">
                <text:p>223068</text:p>
              </table:table-cell>
              <table:table-cell office:value-type="float" office:value="200124">
                <text:p>2001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88">
                <text:p>20008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6372">
                <text:p>2263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0136">
                <text:p>200136</text:p>
              </table:table-cell>
              <table:table-cell office:value-type="float" office:value="226296">
                <text:p>2262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30032">
                <text:p>23003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32544">
                <text:p>2325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4564">
                <text:p>2245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4">
                <text:p>200164</text:p>
              </table:table-cell>
              <table:table-cell office:value-type="float" office:value="200056">
                <text:p>200056</text:p>
              </table:table-cell>
              <table:table-cell office:value-type="float" office:value="225816">
                <text:p>2258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2">
                <text:p>20011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6292">
                <text:p>2262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7380">
                <text:p>22738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0140">
                <text:p>200140</text:p>
              </table:table-cell>
              <table:table-cell office:value-type="float" office:value="226368">
                <text:p>226368</text:p>
              </table:table-cell>
              <table:table-cell office:value-type="float" office:value="200056">
                <text:p>200056</text:p>
              </table:table-cell>
              <table:table-cell office:value-type="float" office:value="200096">
                <text:p>20009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76128">
                <text:p>27612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232">
                <text:p>20023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21940">
                <text:p>221940</text:p>
              </table:table-cell>
              <table:table-cell office:value-type="float" office:value="200052">
                <text:p>200052</text:p>
              </table:table-cell>
              <table:table-cell office:value-type="float" office:value="228092">
                <text:p>2280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46080">
                <text:p>24608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4">
                <text:p>200164</text:p>
              </table:table-cell>
              <table:table-cell office:value-type="float" office:value="200052">
                <text:p>200052</text:p>
              </table:table-cell>
              <table:table-cell office:value-type="float" office:value="252312">
                <text:p>2523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228">
                <text:p>20022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6260">
                <text:p>226260</text:p>
              </table:table-cell>
              <table:table-cell office:value-type="float" office:value="226336">
                <text:p>22633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0136">
                <text:p>200136</text:p>
              </table:table-cell>
              <table:table-cell office:value-type="float" office:value="200124">
                <text:p>200124</text:p>
              </table:table-cell>
              <table:table-cell office:value-type="float" office:value="200036">
                <text:p>200036</text:p>
              </table:table-cell>
              <table:table-cell office:value-type="float" office:value="222512">
                <text:p>222512</text:p>
              </table:table-cell>
              <table:table-cell office:value-type="float" office:value="214008">
                <text:p>21400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22608">
                <text:p>222608</text:p>
              </table:table-cell>
              <table:table-cell office:value-type="float" office:value="200144">
                <text:p>20014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31492">
                <text:p>2314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136">
                <text:p>2001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6516">
                <text:p>2265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08">
                <text:p>2001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196">
                <text:p>2251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68">
                <text:p>200168</text:p>
              </table:table-cell>
              <table:table-cell office:value-type="float" office:value="200052">
                <text:p>200052</text:p>
              </table:table-cell>
              <table:table-cell office:value-type="float" office:value="227476">
                <text:p>22747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6436">
                <text:p>22643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0140">
                <text:p>200140</text:p>
              </table:table-cell>
              <table:table-cell office:value-type="float" office:value="226316">
                <text:p>22631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25632">
                <text:p>22563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13368">
                <text:p>2133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27164">
                <text:p>227164</text:p>
              </table:table-cell>
              <table:table-cell office:value-type="float" office:value="200056">
                <text:p>200056</text:p>
              </table:table-cell>
              <table:table-cell office:value-type="float" office:value="226564">
                <text:p>2265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36">
                <text:p>200036</text:p>
              </table:table-cell>
              <table:table-cell office:value-type="float" office:value="200096">
                <text:p>200096</text:p>
              </table:table-cell>
              <table:table-cell office:value-type="float" office:value="200052">
                <text:p>200052</text:p>
              </table:table-cell>
              <table:table-cell office:value-type="float" office:value="200108">
                <text:p>2001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4648">
                <text:p>224648</text:p>
              </table:table-cell>
              <table:table-cell office:value-type="float" office:value="200056">
                <text:p>200056</text:p>
              </table:table-cell>
              <table:table-cell office:value-type="float" office:value="225424">
                <text:p>22542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156">
                <text:p>200156</text:p>
              </table:table-cell>
              <table:table-cell office:value-type="float" office:value="242264">
                <text:p>242264</text:p>
              </table:table-cell>
              <table:table-cell office:value-type="float" office:value="200104">
                <text:p>20010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144">
                <text:p>2001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6320">
                <text:p>226320</text:p>
              </table:table-cell>
              <table:table-cell office:value-type="float" office:value="200048">
                <text:p>200048</text:p>
              </table:table-cell>
              <table:table-cell office:value-type="float" office:value="200036">
                <text:p>200036</text:p>
              </table:table-cell>
              <table:table-cell office:value-type="float" office:value="221892">
                <text:p>22189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0136">
                <text:p>200136</text:p>
              </table:table-cell>
              <table:table-cell office:value-type="float" office:value="226252">
                <text:p>226252</text:p>
              </table:table-cell>
              <table:table-cell office:value-type="float" office:value="200040">
                <text:p>200040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40">
                <text:p>200040</text:p>
              </table:table-cell>
              <table:table-cell office:value-type="float" office:value="232764">
                <text:p>232764</text:p>
              </table:table-cell>
              <table:table-cell office:value-type="float" office:value="234612">
                <text:p>23461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168">
                <text:p>200168</text:p>
              </table:table-cell>
              <table:table-cell office:value-type="float" office:value="200232">
                <text:p>20023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6072">
                <text:p>2260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25956">
                <text:p>2259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056">
                <text:p>200056</text:p>
              </table:table-cell>
              <table:table-cell office:value-type="float" office:value="200048">
                <text:p>200048</text:p>
              </table:table-cell>
              <table:table-cell office:value-type="float" office:value="200036">
                <text:p>200036</text:p>
              </table:table-cell>
              <table:table-cell office:value-type="float" office:value="223000">
                <text:p>22300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25004">
                <text:p>225004</text:p>
              </table:table-cell>
              <table:table-cell office:value-type="float" office:value="200080">
                <text:p>200080</text:p>
              </table:table-cell>
              <table:table-cell office:value-type="float" office:value="231592">
                <text:p>23159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0">
                <text:p>200160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6416">
                <text:p>22641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0136">
                <text:p>200136</text:p>
              </table:table-cell>
              <table:table-cell office:value-type="float" office:value="225276">
                <text:p>22527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0056">
                <text:p>200056</text:p>
              </table:table-cell>
              <table:table-cell office:value-type="float" office:value="207988">
                <text:p>207988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  <table:table-cell office:value-type="float" office:value="200036">
                <text:p>200036</text:p>
              </table:table-cell>
              <table:table-cell office:value-type="float" office:value="230380">
                <text:p>23038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156">
                <text:p>200156</text:p>
              </table:table-cell>
              <table:table-cell office:value-type="float" office:value="200052">
                <text:p>200052</text:p>
              </table:table-cell>
              <table:table-cell office:value-type="float" office:value="200048">
                <text:p>20004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6168">
                <text:p>22616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652">
                <text:p>2246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56">
                <text:p>200156</text:p>
              </table:table-cell>
              <table:table-cell office:value-type="float" office:value="200052">
                <text:p>200052</text:p>
              </table:table-cell>
              <table:table-cell office:value-type="float" office:value="225568">
                <text:p>22556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116">
                <text:p>20011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26572">
                <text:p>22657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7112">
                <text:p>237112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96">
                <text:p>2000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0184">
                <text:p>200184</text:p>
              </table:table-cell>
              <table:table-cell office:value-type="float" office:value="226804">
                <text:p>226804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0052">
                <text:p>200052</text:p>
              </table:table-cell>
              <table:table-cell office:value-type="float" office:value="200128">
                <text:p>200128</text:p>
              </table:table-cell>
              <table:table-cell office:value-type="float" office:value="200036">
                <text:p>200036</text:p>
              </table:table-cell>
              <table:table-cell office:value-type="float" office:value="229768">
                <text:p>22976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45880">
                <text:p>24588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21576">
                <text:p>2215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7128">
                <text:p>2271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45048">
                <text:p>24504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168">
                <text:p>200168</text:p>
              </table:table-cell>
              <table:table-cell office:value-type="float" office:value="200056">
                <text:p>200056</text:p>
              </table:table-cell>
              <table:table-cell office:value-type="float" office:value="252796">
                <text:p>25279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228">
                <text:p>200228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27872">
                <text:p>22787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21612">
                <text:p>22161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0168">
                <text:p>200168</text:p>
              </table:table-cell>
              <table:table-cell office:value-type="float" office:value="226472">
                <text:p>226472</text:p>
              </table:table-cell>
              <table:table-cell office:value-type="float" office:value="200036">
                <text:p>200036</text:p>
              </table:table-cell>
              <table:table-cell office:value-type="float" office:value="222852">
                <text:p>222852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40">
                <text:p>200040</text:p>
              </table:table-cell>
              <table:table-cell office:value-type="float" office:value="231472">
                <text:p>23147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0052">
                <text:p>200052</text:p>
              </table:table-cell>
              <table:table-cell office:value-type="float" office:value="200064">
                <text:p>200064</text:p>
              </table:table-cell>
              <table:table-cell office:value-type="float" office:value="200036">
                <text:p>200036</text:p>
              </table:table-cell>
              <table:table-cell office:value-type="float" office:value="200168">
                <text:p>20016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8852">
                <text:p>2288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012">
                <text:p>225012</text:p>
              </table:table-cell>
              <table:table-cell office:value-type="float" office:value="200052">
                <text:p>200052</text:p>
              </table:table-cell>
              <table:table-cell office:value-type="float" office:value="225908">
                <text:p>22590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68">
                <text:p>200168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26640">
                <text:p>226640</text:p>
              </table:table-cell>
              <table:table-cell office:value-type="float" office:value="226412">
                <text:p>226412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172">
                <text:p>200172</text:p>
              </table:table-cell>
              <table:table-cell office:value-type="float" office:value="200124">
                <text:p>200124</text:p>
              </table:table-cell>
              <table:table-cell office:value-type="float" office:value="200040">
                <text:p>200040</text:p>
              </table:table-cell>
              <table:table-cell office:value-type="float" office:value="226960">
                <text:p>2269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160">
                <text:p>2001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26956">
                <text:p>22695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96">
                <text:p>20009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5012">
                <text:p>22501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3388">
                <text:p>223388</text:p>
              </table:table-cell>
              <table:table-cell office:value-type="float" office:value="200056">
                <text:p>200056</text:p>
              </table:table-cell>
              <table:table-cell office:value-type="float" office:value="225300">
                <text:p>2253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240">
                <text:p>200240</text:p>
              </table:table-cell>
              <table:table-cell office:value-type="float" office:value="200056">
                <text:p>200056</text:p>
              </table:table-cell>
              <table:table-cell office:value-type="float" office:value="200160">
                <text:p>200160</text:p>
              </table:table-cell>
              <table:table-cell office:value-type="float" office:value="230640">
                <text:p>230640</text:p>
              </table:table-cell>
              <table:table-cell office:value-type="float" office:value="200108">
                <text:p>20010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11208">
                <text:p>21120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7024">
                <text:p>227024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21420">
                <text:p>221420</text:p>
              </table:table-cell>
              <table:table-cell office:value-type="float" office:value="200056">
                <text:p>200056</text:p>
              </table:table-cell>
              <table:table-cell office:value-type="float" office:value="212876">
                <text:p>2128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168">
                <text:p>200168</text:p>
              </table:table-cell>
              <table:table-cell office:value-type="float" office:value="226500">
                <text:p>226500</text:p>
              </table:table-cell>
              <table:table-cell office:value-type="float" office:value="208080">
                <text:p>208080</text:p>
              </table:table-cell>
              <table:table-cell office:value-type="float" office:value="200096">
                <text:p>200096</text:p>
              </table:table-cell>
              <table:table-cell office:value-type="float" office:value="200060">
                <text:p>200060</text:p>
              </table:table-cell>
              <table:table-cell office:value-type="float" office:value="200100">
                <text:p>2001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056">
                <text:p>200056</text:p>
              </table:table-cell>
              <table:table-cell office:value-type="float" office:value="200124">
                <text:p>200124</text:p>
              </table:table-cell>
              <table:table-cell office:value-type="float" office:value="200120">
                <text:p>200120</text:p>
              </table:table-cell>
              <table:table-cell office:value-type="float" office:value="231540">
                <text:p>231540</text:p>
              </table:table-cell>
              <table:table-cell office:value-type="float" office:value="200056">
                <text:p>200056</text:p>
              </table:table-cell>
              <table:table-cell office:value-type="float" office:value="200084">
                <text:p>2000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168">
                <text:p>20016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26336">
                <text:p>22633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196">
                <text:p>200196</text:p>
              </table:table-cell>
              <table:table-cell office:value-type="float" office:value="227448">
                <text:p>22744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25844">
                <text:p>225844</text:p>
              </table:table-cell>
              <table:table-cell office:value-type="float" office:value="200048">
                <text:p>200048</text:p>
              </table:table-cell>
              <table:table-cell office:value-type="float" office:value="200112">
                <text:p>2001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22988">
                <text:p>222988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27976">
                <text:p>227976</text:p>
              </table:table-cell>
              <table:table-cell office:value-type="float" office:value="200088">
                <text:p>200088</text:p>
              </table:table-cell>
              <table:table-cell office:value-type="float" office:value="229816">
                <text:p>2298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52">
                <text:p>200152</text:p>
              </table:table-cell>
              <table:table-cell office:value-type="float" office:value="200060">
                <text:p>200060</text:p>
              </table:table-cell>
              <table:table-cell office:value-type="float" office:value="200100">
                <text:p>20010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6788">
                <text:p>226788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168">
                <text:p>200168</text:p>
              </table:table-cell>
              <table:table-cell office:value-type="float" office:value="226256">
                <text:p>226256</text:p>
              </table:table-cell>
              <table:table-cell office:value-type="float" office:value="200036">
                <text:p>200036</text:p>
              </table:table-cell>
              <table:table-cell office:value-type="float" office:value="230084">
                <text:p>230084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40">
                <text:p>200040</text:p>
              </table:table-cell>
              <table:table-cell office:value-type="float" office:value="200164">
                <text:p>200164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60">
                <text:p>20006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928">
                <text:p>22692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20">
                <text:p>2001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25216">
                <text:p>225216</text:p>
              </table:table-cell>
              <table:table-cell office:value-type="float" office:value="200056">
                <text:p>200056</text:p>
              </table:table-cell>
              <table:table-cell office:value-type="float" office:value="225644">
                <text:p>225644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48">
                <text:p>200148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27316">
                <text:p>22731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26392">
                <text:p>226392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96">
                <text:p>20009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168">
                <text:p>200168</text:p>
              </table:table-cell>
              <table:table-cell office:value-type="float" office:value="226452">
                <text:p>226452</text:p>
              </table:table-cell>
              <table:table-cell office:value-type="float" office:value="200036">
                <text:p>200036</text:p>
              </table:table-cell>
              <table:table-cell office:value-type="float" office:value="230192">
                <text:p>230192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40">
                <text:p>200040</text:p>
              </table:table-cell>
              <table:table-cell office:value-type="float" office:value="200164">
                <text:p>200164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45248">
                <text:p>245248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21888">
                <text:p>22188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104">
                <text:p>200104</text:p>
              </table:table-cell>
              <table:table-cell office:value-type="float" office:value="200048">
                <text:p>200048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2">
                <text:p>200052</text:p>
              </table:table-cell>
              <table:table-cell office:value-type="float" office:value="200060">
                <text:p>200060</text:p>
              </table:table-cell>
              <table:table-cell office:value-type="float" office:value="226248">
                <text:p>2262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104">
                <text:p>2001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4924">
                <text:p>224924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132">
                <text:p>200132</text:p>
              </table:table-cell>
              <table:table-cell office:value-type="float" office:value="200056">
                <text:p>200056</text:p>
              </table:table-cell>
              <table:table-cell office:value-type="float" office:value="224108">
                <text:p>224108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41744">
                <text:p>241744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228">
                <text:p>200228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6480">
                <text:p>226480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47092">
                <text:p>247092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168">
                <text:p>200168</text:p>
              </table:table-cell>
              <table:table-cell office:value-type="float" office:value="226524">
                <text:p>226524</text:p>
              </table:table-cell>
              <table:table-cell office:value-type="float" office:value="200036">
                <text:p>200036</text:p>
              </table:table-cell>
              <table:table-cell office:value-type="float" office:value="217136">
                <text:p>217136</text:p>
              </table:table-cell>
              <table:table-cell office:value-type="float" office:value="209480">
                <text:p>209480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056">
                <text:p>200056</text:p>
              </table:table-cell>
              <table:table-cell office:value-type="float" office:value="200128">
                <text:p>200128</text:p>
              </table:table-cell>
              <table:table-cell office:value-type="float" office:value="200040">
                <text:p>200040</text:p>
              </table:table-cell>
              <table:table-cell office:value-type="float" office:value="200072">
                <text:p>200072</text:p>
              </table:table-cell>
              <table:table-cell office:value-type="float" office:value="200104">
                <text:p>200104</text:p>
              </table:table-cell>
              <table:table-cell office:value-type="float" office:value="200064">
                <text:p>2000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052">
                <text:p>200052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6">
                <text:p>200056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00040">
                <text:p>200040</text:p>
              </table:table-cell>
              <table:table-cell office:value-type="float" office:value="200056">
                <text:p>200056</text:p>
              </table:table-cell>
              <table:table-cell office:value-type="float" office:value="200060">
                <text:p>200060</text:p>
              </table:table-cell>
              <table:table-cell office:value-type="float" office:value="226500">
                <text:p>2265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036">
                <text:p>200036</text:p>
              </table:table-cell>
              <table:table-cell office:value-type="float" office:value="200052">
                <text:p>200052</text:p>
              </table:table-cell>
              <table:table-cell office:value-type="float" office:value="200056">
                <text:p>200056</text:p>
              </table:table-cell>
              <table:table-cell office:value-type="float" office:value="200116">
                <text:p>2001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56">
                <text:p>200056</text:p>
              </table:table-cell>
              <table:table-cell office:value-type="float" office:value="200052">
                <text:p>200052</text:p>
              </table:table-cell>
              <table:table-cell office:value-type="float" office:value="226964">
                <text:p>226964</text:p>
              </table:table-cell>
              <table:table-cell office:value-type="float" office:value="200056">
                <text:p>200056</text:p>
              </table:table-cell>
              <table:table-cell office:value-type="float" office:value="238520">
                <text:p>238520</text:p>
              </table:table-cell>
              <table:table-cell office:value-type="float" office:value="200056">
                <text:p>200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